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30000004FE78747F5036B6AE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Arundina Sans" svg:font-family="'Arundina Sans'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7.009cm" fo:margin-left="0cm" table:align="left"/>
    </style:style>
    <style:style style:name="Таблица3.A" style:family="table-column">
      <style:table-column-properties style:column-width="1.796cm"/>
    </style:style>
    <style:style style:name="Таблица3.B" style:family="table-column">
      <style:table-column-properties style:column-width="3.496cm"/>
    </style:style>
    <style:style style:name="Таблица3.C" style:family="table-column">
      <style:table-column-properties style:column-width="11.71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09cm" fo:margin-left="0cm" table:align="left"/>
    </style:style>
    <style:style style:name="Таблица4.A" style:family="table-column">
      <style:table-column-properties style:column-width="4.706cm"/>
    </style:style>
    <style:style style:name="Таблица4.B" style:family="table-column">
      <style:table-column-properties style:column-width="1.688cm"/>
    </style:style>
    <style:style style:name="Таблица4.C" style:family="table-column">
      <style:table-column-properties style:column-width="10.615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807cm" style:rel-column-width="18529*"/>
    </style:style>
    <style:style style:name="Таблица5.B" style:family="table-column">
      <style:table-column-properties style:column-width="2.588cm" style:rel-column-width="9975*"/>
    </style:style>
    <style:style style:name="Таблица5.C" style:family="table-column">
      <style:table-column-properties style:column-width="9.606cm" style:rel-column-width="37031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09cm" fo:margin-left="0cm" table:align="left"/>
    </style:style>
    <style:style style:name="Таблица6.A" style:family="table-column">
      <style:table-column-properties style:column-width="4.6cm"/>
    </style:style>
    <style:style style:name="Таблица6.B" style:family="table-column">
      <style:table-column-properties style:column-width="1.893cm"/>
    </style:style>
    <style:style style:name="Таблица6.C" style:family="table-column">
      <style:table-column-properties style:column-width="10.51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09cm" fo:margin-left="0cm" table:align="left"/>
    </style:style>
    <style:style style:name="Таблица7.A" style:family="table-column">
      <style:table-column-properties style:column-width="4.6cm"/>
    </style:style>
    <style:style style:name="Таблица7.B" style:family="table-column">
      <style:table-column-properties style:column-width="1.893cm"/>
    </style:style>
    <style:style style:name="Таблица7.C" style:family="table-column">
      <style:table-column-properties style:column-width="10.516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3" style:family="table-row">
      <style:table-row-properties style:min-row-height="1.362cm"/>
    </style:style>
    <style:style style:name="Таблица7.4" style:family="table-row">
      <style:table-row-properties style:min-row-height="0.577cm"/>
    </style:style>
    <style:style style:name="Таблица8" style:family="table">
      <style:table-properties style:width="17.009cm" fo:margin-left="0cm" table:align="left"/>
    </style:style>
    <style:style style:name="Таблица8.A" style:family="table-column">
      <style:table-column-properties style:column-width="4.6cm"/>
    </style:style>
    <style:style style:name="Таблица8.B" style:family="table-column">
      <style:table-column-properties style:column-width="1.993cm"/>
    </style:style>
    <style:style style:name="Таблица8.C" style:family="table-column">
      <style:table-column-properties style:column-width="10.416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09cm" fo:margin-left="0cm" table:align="left"/>
    </style:style>
    <style:style style:name="Таблица9.A" style:family="table-column">
      <style:table-column-properties style:column-width="4.6cm"/>
    </style:style>
    <style:style style:name="Таблица9.B" style:family="table-column">
      <style:table-column-properties style:column-width="1.993cm"/>
    </style:style>
    <style:style style:name="Таблица9.C" style:family="table-column">
      <style:table-column-properties style:column-width="10.41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009cm" fo:margin-left="0cm" table:align="left"/>
    </style:style>
    <style:style style:name="Таблица15.A" style:family="table-column">
      <style:table-column-properties style:column-width="4.895cm"/>
    </style:style>
    <style:style style:name="Таблица15.B" style:family="table-column">
      <style:table-column-properties style:column-width="1.512cm"/>
    </style:style>
    <style:style style:name="Таблица15.C" style:family="table-column">
      <style:table-column-properties style:column-width="10.603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09cm" fo:margin-left="0cm" table:align="left"/>
    </style:style>
    <style:style style:name="Таблица16.A" style:family="table-column">
      <style:table-column-properties style:column-width="4.895cm"/>
    </style:style>
    <style:style style:name="Таблица16.B" style:family="table-column">
      <style:table-column-properties style:column-width="1.512cm"/>
    </style:style>
    <style:style style:name="Таблица16.C" style:family="table-column">
      <style:table-column-properties style:column-width="10.603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.009cm" fo:margin-left="0cm" table:align="left"/>
    </style:style>
    <style:style style:name="Таблица17.A" style:family="table-column">
      <style:table-column-properties style:column-width="4.895cm"/>
    </style:style>
    <style:style style:name="Таблица17.B" style:family="table-column">
      <style:table-column-properties style:column-width="1.512cm"/>
    </style:style>
    <style:style style:name="Таблица17.C" style:family="table-column">
      <style:table-column-properties style:column-width="10.603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995cm" table:align="left"/>
    </style:style>
    <style:style style:name="Таблица18.A" style:family="table-column">
      <style:table-column-properties style:column-width="4.905cm"/>
    </style:style>
    <style:style style:name="Таблица18.B" style:family="table-column">
      <style:table-column-properties style:column-width="1.485cm"/>
    </style:style>
    <style:style style:name="Таблица18.C" style:family="table-column">
      <style:table-column-properties style:column-width="10.605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C1" style:family="table-cell">
      <style:table-cell-properties fo:padding="0.097cm" fo:border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2cm" style:rel-column-width="8479*"/>
    </style:style>
    <style:style style:name="Таблица1.B" style:family="table-column">
      <style:table-column-properties style:column-width="2.397cm" style:rel-column-width="9240*"/>
    </style:style>
    <style:style style:name="Таблица1.C" style:family="table-column">
      <style:table-column-properties style:column-width="1.704cm" style:rel-column-width="6568*"/>
    </style:style>
    <style:style style:name="Таблица1.D" style:family="table-column">
      <style:table-column-properties style:column-width="3.191cm" style:rel-column-width="12300*"/>
    </style:style>
    <style:style style:name="Таблица1.E" style:family="table-column">
      <style:table-column-properties style:column-width="3.11cm" style:rel-column-width="11987*"/>
    </style:style>
    <style:style style:name="Таблица1.F" style:family="table-column">
      <style:table-column-properties style:column-width="2.298cm" style:rel-column-width="8859*"/>
    </style:style>
    <style:style style:name="Таблица1.G" style:family="table-column">
      <style:table-column-properties style:column-width="2.103cm" style:rel-column-width="810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399cm" style:rel-column-width="16958*"/>
    </style:style>
    <style:style style:name="Таблица2.B" style:family="table-column">
      <style:table-column-properties style:column-width="12.601cm" style:rel-column-width="4857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09cm" fo:margin-left="0cm" table:align="left"/>
    </style:style>
    <style:style style:name="Таблица10.A" style:family="table-column">
      <style:table-column-properties style:column-width="4.309cm"/>
    </style:style>
    <style:style style:name="Таблица10.B" style:family="table-column">
      <style:table-column-properties style:column-width="1.681cm"/>
    </style:style>
    <style:style style:name="Таблица10.C" style:family="table-column">
      <style:table-column-properties style:column-width="11.019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09cm" fo:margin-left="0cm" table:align="left"/>
    </style:style>
    <style:style style:name="Таблица11.A" style:family="table-column">
      <style:table-column-properties style:column-width="5.103cm"/>
    </style:style>
    <style:style style:name="Таблица11.B" style:family="table-column">
      <style:table-column-properties style:column-width="11.906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09cm" fo:margin-left="0cm" table:align="left"/>
    </style:style>
    <style:style style:name="Таблица12.A" style:family="table-column">
      <style:table-column-properties style:column-width="5.103cm"/>
    </style:style>
    <style:style style:name="Таблица12.B" style:family="table-column">
      <style:table-column-properties style:column-width="11.906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09cm" fo:margin-left="0cm" table:align="left"/>
    </style:style>
    <style:style style:name="Таблица13.A" style:family="table-column">
      <style:table-column-properties style:column-width="4.403cm"/>
    </style:style>
    <style:style style:name="Таблица13.B" style:family="table-column">
      <style:table-column-properties style:column-width="2.099cm"/>
    </style:style>
    <style:style style:name="Таблица13.C" style:family="table-column">
      <style:table-column-properties style:column-width="10.50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09cm" fo:margin-left="0cm" table:align="left"/>
    </style:style>
    <style:style style:name="Таблица14.A" style:family="table-column">
      <style:table-column-properties style:column-width="4.403cm"/>
    </style:style>
    <style:style style:name="Таблица14.B" style:family="table-column">
      <style:table-column-properties style:column-width="4.101cm"/>
    </style:style>
    <style:style style:name="Таблица14.C" style:family="table-column">
      <style:table-column-properties style:column-width="8.505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995cm" table:align="left"/>
    </style:style>
    <style:style style:name="Таблица19.A" style:family="table-column">
      <style:table-column-properties style:column-width="4.701cm"/>
    </style:style>
    <style:style style:name="Таблица19.B" style:family="table-column">
      <style:table-column-properties style:column-width="2.2cm"/>
    </style:style>
    <style:style style:name="Таблица19.C" style:family="table-column">
      <style:table-column-properties style:column-width="10.095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C1" style:family="table-cell">
      <style:table-cell-properties fo:padding="0.097cm" fo:border="0.05pt solid #000000"/>
    </style:style>
    <style:style style:name="Таблица19.B2" style:family="table-cell">
      <style:table-cell-properties fo:padding="0.097cm" fo:border-left="0.05pt solid #000000" fo:border-right="none" fo:border-top="none" fo:border-bottom="0.05pt solid #000000"/>
    </style:style>
    <style:style style:name="Таблица1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995cm" table:align="left"/>
    </style:style>
    <style:style style:name="Таблица20.A" style:family="table-column">
      <style:table-column-properties style:column-width="4.701cm"/>
    </style:style>
    <style:style style:name="Таблица20.B" style:family="table-column">
      <style:table-column-properties style:column-width="2.2cm"/>
    </style:style>
    <style:style style:name="Таблица20.C" style:family="table-column">
      <style:table-column-properties style:column-width="10.095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C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995cm" table:align="left"/>
    </style:style>
    <style:style style:name="Таблица21.A" style:family="table-column">
      <style:table-column-properties style:column-width="4.701cm"/>
    </style:style>
    <style:style style:name="Таблица21.B" style:family="table-column">
      <style:table-column-properties style:column-width="2.2cm"/>
    </style:style>
    <style:style style:name="Таблица21.C" style:family="table-column">
      <style:table-column-properties style:column-width="10.095cm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C1" style:family="table-cell">
      <style:table-cell-properties fo:padding="0.097cm" fo:border="0.05pt solid #000000"/>
    </style:style>
    <style:style style:name="Таблица21.B2" style:family="table-cell">
      <style:table-cell-properties fo:padding="0.097cm" fo:border-left="0.05pt solid #000000" fo:border-right="none" fo:border-top="none" fo:border-bottom="0.05pt solid #000000"/>
    </style:style>
    <style:style style:name="Таблица2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995cm" table:align="left"/>
    </style:style>
    <style:style style:name="Таблица22.A" style:family="table-column">
      <style:table-column-properties style:column-width="4.701cm"/>
    </style:style>
    <style:style style:name="Таблица22.B" style:family="table-column">
      <style:table-column-properties style:column-width="2.2cm"/>
    </style:style>
    <style:style style:name="Таблица22.C" style:family="table-column">
      <style:table-column-properties style:column-width="10.095cm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C1" style:family="table-cell">
      <style:table-cell-properties fo:padding="0.097cm" fo:border="0.05pt solid #000000"/>
    </style:style>
    <style:style style:name="Таблица22.B2" style:family="table-cell">
      <style:table-cell-properties fo:padding="0.097cm" fo:border-left="0.05pt solid #000000" fo:border-right="none" fo:border-top="none" fo:border-bottom="0.05pt solid #000000"/>
    </style:style>
    <style:style style:name="Таблица2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c1ab" officeooo:paragraph-rsid="000cc1ab"/>
    </style:style>
    <style:style style:name="P2" style:family="paragraph" style:parent-style-name="Text_20_body">
      <style:text-properties officeooo:rsid="000cc1ab" officeooo:paragraph-rsid="0015ac66"/>
    </style:style>
    <style:style style:name="P3" style:family="paragraph" style:parent-style-name="Text_20_body">
      <style:text-properties officeooo:rsid="001aacf2" officeooo:paragraph-rsid="001aacf2"/>
    </style:style>
    <style:style style:name="P4" style:family="paragraph" style:parent-style-name="Text_20_body">
      <style:text-properties officeooo:rsid="001d2c31" officeooo:paragraph-rsid="001d2c31"/>
    </style:style>
    <style:style style:name="P5" style:family="paragraph" style:parent-style-name="Text_20_body">
      <style:text-properties officeooo:rsid="001dc456" officeooo:paragraph-rsid="001dc456"/>
    </style:style>
    <style:style style:name="P6" style:family="paragraph" style:parent-style-name="Text_20_body">
      <style:text-properties officeooo:rsid="0023cb4a" officeooo:paragraph-rsid="0023cb4a"/>
    </style:style>
    <style:style style:name="P7" style:family="paragraph" style:parent-style-name="Text_20_body">
      <style:text-properties officeooo:paragraph-rsid="000e023b"/>
    </style:style>
    <style:style style:name="P8" style:family="paragraph" style:parent-style-name="Text_20_body">
      <style:text-properties officeooo:paragraph-rsid="001dc456"/>
    </style:style>
    <style:style style:name="P9" style:family="paragraph" style:parent-style-name="Text_20_body">
      <style:text-properties officeooo:rsid="0053e060" officeooo:paragraph-rsid="0053e060"/>
    </style:style>
    <style:style style:name="P10" style:family="paragraph" style:parent-style-name="Text_20_body">
      <style:text-properties officeooo:rsid="00564272" officeooo:paragraph-rsid="00564272"/>
    </style:style>
    <style:style style:name="P11" style:family="paragraph" style:parent-style-name="Text_20_body">
      <style:text-properties officeooo:rsid="00573c42" officeooo:paragraph-rsid="00573c42"/>
    </style:style>
    <style:style style:name="P12" style:family="paragraph" style:parent-style-name="Text_20_body">
      <style:text-properties officeooo:rsid="001993c4" officeooo:paragraph-rsid="001993c4"/>
    </style:style>
    <style:style style:name="P13" style:family="paragraph" style:parent-style-name="Text_20_body">
      <style:text-properties officeooo:rsid="00179d77" officeooo:paragraph-rsid="00179d77"/>
    </style:style>
    <style:style style:name="P14" style:family="paragraph" style:parent-style-name="Text_20_body">
      <style:text-properties officeooo:rsid="0063f2c4" officeooo:paragraph-rsid="0063f2c4"/>
    </style:style>
    <style:style style:name="P15" style:family="paragraph" style:parent-style-name="Text_20_body">
      <style:text-properties officeooo:rsid="006515a0" officeooo:paragraph-rsid="006515a0"/>
    </style:style>
    <style:style style:name="P16" style:family="paragraph" style:parent-style-name="Text_20_body">
      <style:text-properties officeooo:rsid="006721f4" officeooo:paragraph-rsid="006721f4"/>
    </style:style>
    <style:style style:name="P17" style:family="paragraph" style:parent-style-name="Text_20_body">
      <style:text-properties officeooo:rsid="006a4206" officeooo:paragraph-rsid="006a4206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2bd372" officeooo:paragraph-rsid="002bd372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2bd372" officeooo:paragraph-rsid="003c0898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Arundina Sans" fo:font-size="10pt" officeooo:rsid="0016ddbd" officeooo:paragraph-rsid="0015ac66"/>
    </style:style>
    <style:style style:name="P22" style:family="paragraph" style:parent-style-name="Table_20_Contents">
      <style:text-properties style:font-name="DejaVu Sans1" fo:font-size="9pt" style:font-size-asian="9pt" style:font-size-complex="9pt"/>
    </style:style>
    <style:style style:name="P23" style:family="paragraph" style:parent-style-name="Table_20_Contents">
      <style:paragraph-properties fo:text-align="justify" style:justify-single-word="false"/>
      <style:text-properties style:font-name="DejaVu Sans1" fo:font-size="9pt" officeooo:rsid="002e648b" officeooo:paragraph-rsid="002e648b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DejaVu Sans1" fo:font-size="9pt" officeooo:rsid="002bd372" officeooo:paragraph-rsid="002bd372" style:font-size-asian="9pt" style:font-size-complex="9pt"/>
    </style:style>
    <style:style style:name="P25" style:family="paragraph" style:parent-style-name="Table_20_Contents">
      <style:text-properties style:font-name="DejaVu Sans1" fo:font-size="9pt" officeooo:rsid="002bd372" officeooo:paragraph-rsid="002bd372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DejaVu Sans1" fo:font-size="9pt" officeooo:rsid="002d5f0b" officeooo:paragraph-rsid="002d5f0b" style:font-size-asian="9pt" style:font-size-complex="9pt"/>
    </style:style>
    <style:style style:name="P27" style:family="paragraph" style:parent-style-name="Table_20_Contents">
      <style:text-properties style:font-name="DejaVu Sans1" fo:font-size="9pt" officeooo:rsid="002d5f0b" officeooo:paragraph-rsid="002d5f0b" style:font-size-asian="9pt" style:font-size-complex="9pt"/>
    </style:style>
    <style:style style:name="P28" style:family="paragraph" style:parent-style-name="Table_20_Contents">
      <style:paragraph-properties fo:text-align="justify" style:justify-single-word="false"/>
      <style:text-properties style:font-name="DejaVu Sans1" fo:font-size="9pt" officeooo:rsid="002face3" officeooo:paragraph-rsid="002face3" style:font-size-asian="9pt" style:font-size-complex="9pt"/>
    </style:style>
    <style:style style:name="P29" style:family="paragraph" style:parent-style-name="Table_20_Contents">
      <style:paragraph-properties fo:text-align="justify" style:justify-single-word="false"/>
      <style:text-properties style:font-name="DejaVu Sans1" fo:font-size="9pt" officeooo:rsid="0033d6b6" officeooo:paragraph-rsid="0033d6b6" style:font-size-asian="9pt" style:font-size-complex="9pt"/>
    </style:style>
    <style:style style:name="P30" style:family="paragraph" style:parent-style-name="Table_20_Contents">
      <style:paragraph-properties fo:text-align="justify" style:justify-single-word="false"/>
      <style:text-properties style:font-name="DejaVu Sans1" fo:font-size="9pt" officeooo:rsid="003685ff" officeooo:paragraph-rsid="003685ff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style:font-name="DejaVu Sans1" fo:font-size="9pt" officeooo:rsid="0025100c" officeooo:paragraph-rsid="0025100c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DejaVu Sans1" fo:font-size="9pt" officeooo:rsid="0025100c" officeooo:paragraph-rsid="0025100c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DejaVu Sans1" fo:font-size="9pt" officeooo:rsid="00234c7c" officeooo:paragraph-rsid="00234c7c" style:font-size-asian="9pt" style:font-size-complex="9pt"/>
    </style:style>
    <style:style style:name="P34" style:family="paragraph" style:parent-style-name="Table_20_Contents">
      <style:text-properties style:font-name="DejaVu Sans1" fo:font-size="9pt" officeooo:rsid="0062606c" officeooo:paragraph-rsid="0062606c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DejaVu Sans1" fo:font-size="9pt" fo:font-style="italic" officeooo:rsid="0025100c" officeooo:paragraph-rsid="0025100c" style:font-size-asian="9pt" style:font-style-asian="italic" style:font-size-complex="9pt" style:font-style-complex="italic"/>
    </style:style>
    <style:style style:name="P36" style:family="paragraph" style:parent-style-name="Table_20_Contents">
      <style:text-properties style:font-name="DejaVu Sans1" fo:font-size="9pt" fo:font-style="italic" officeooo:rsid="0025100c" officeooo:paragraph-rsid="0025100c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DejaVu Sans1" fo:font-size="9pt" fo:font-style="italic" officeooo:rsid="002bd372" officeooo:paragraph-rsid="002bd372" style:font-size-asian="9pt" style:font-style-asian="italic" style:font-size-complex="9pt" style:font-style-complex="italic"/>
    </style:style>
    <style:style style:name="P38" style:family="paragraph" style:parent-style-name="Table_20_Contents">
      <style:text-properties style:font-name="DejaVu Sans1" fo:font-size="9pt" fo:font-style="italic" officeooo:rsid="002e648b" officeooo:paragraph-rsid="002e648b" style:font-size-asian="9pt" style:font-style-asian="italic" style:font-size-complex="9pt" style:font-style-complex="italic"/>
    </style:style>
    <style:style style:name="P39" style:family="paragraph" style:parent-style-name="Table_20_Contents">
      <style:paragraph-properties fo:text-align="justify" style:justify-single-word="false"/>
      <style:text-properties style:font-name="DejaVu Sans1" fo:font-size="9pt" fo:font-style="italic" officeooo:rsid="002e648b" officeooo:paragraph-rsid="002e648b" style:font-size-asian="9pt" style:font-style-asian="italic" style:font-size-complex="9pt" style:font-style-complex="italic"/>
    </style:style>
    <style:style style:name="P40" style:family="paragraph" style:parent-style-name="Table_20_Contents">
      <style:text-properties officeooo:rsid="00498578" officeooo:paragraph-rsid="00498578"/>
    </style:style>
    <style:style style:name="P41" style:family="paragraph" style:parent-style-name="Table_20_Contents">
      <style:text-properties officeooo:rsid="004b0fb4" officeooo:paragraph-rsid="004b0fb4"/>
    </style:style>
    <style:style style:name="P42" style:family="paragraph" style:parent-style-name="Table_20_Contents">
      <style:text-properties officeooo:rsid="004ca396" officeooo:paragraph-rsid="004ca396"/>
    </style:style>
    <style:style style:name="P43" style:family="paragraph" style:parent-style-name="Table_20_Contents">
      <style:text-properties officeooo:rsid="004e1675" officeooo:paragraph-rsid="004e1675"/>
    </style:style>
    <style:style style:name="P44" style:family="paragraph" style:parent-style-name="Table_20_Contents">
      <style:text-properties officeooo:rsid="00501c47" officeooo:paragraph-rsid="00501c47"/>
    </style:style>
    <style:style style:name="P45" style:family="paragraph" style:parent-style-name="Table_20_Contents">
      <style:text-properties officeooo:rsid="00506476" officeooo:paragraph-rsid="00506476"/>
    </style:style>
    <style:style style:name="P46" style:family="paragraph" style:parent-style-name="Table_20_Contents">
      <style:text-properties officeooo:rsid="00524ab4" officeooo:paragraph-rsid="00524ab4"/>
    </style:style>
    <style:style style:name="P47" style:family="paragraph" style:parent-style-name="Table_20_Contents">
      <style:text-properties officeooo:rsid="005271b7" officeooo:paragraph-rsid="005271b7"/>
    </style:style>
    <style:style style:name="P48" style:family="paragraph" style:parent-style-name="Table_20_Contents">
      <style:text-properties officeooo:rsid="0053e060" officeooo:paragraph-rsid="0053e060"/>
    </style:style>
    <style:style style:name="P49" style:family="paragraph" style:parent-style-name="Table_20_Contents">
      <style:text-properties officeooo:rsid="0054534c" officeooo:paragraph-rsid="0054534c"/>
    </style:style>
    <style:style style:name="P50" style:family="paragraph" style:parent-style-name="Table_20_Contents">
      <style:text-properties officeooo:rsid="00573c42" officeooo:paragraph-rsid="00573c42"/>
    </style:style>
    <style:style style:name="P51" style:family="paragraph" style:parent-style-name="Table_20_Contents">
      <style:text-properties fo:font-style="italic" fo:font-weight="normal" officeooo:rsid="00498578" officeooo:paragraph-rsid="00498578" style:font-style-asian="italic" style:font-weight-asian="normal" style:font-style-complex="italic" style:font-weight-complex="normal"/>
    </style:style>
    <style:style style:name="P52" style:family="paragraph" style:parent-style-name="Table_20_Contents">
      <style:text-properties fo:font-style="italic" officeooo:rsid="004bb604" officeooo:paragraph-rsid="004bb604" style:font-style-asian="italic" style:font-style-complex="italic"/>
    </style:style>
    <style:style style:name="P53" style:family="paragraph" style:parent-style-name="Table_20_Contents">
      <style:text-properties fo:font-style="italic" officeooo:rsid="004cd9a9" officeooo:paragraph-rsid="004cd9a9" style:font-style-asian="italic" style:font-style-complex="italic"/>
    </style:style>
    <style:style style:name="P54" style:family="paragraph" style:parent-style-name="Table_20_Contents">
      <style:text-properties officeooo:rsid="005bed25" officeooo:paragraph-rsid="005bed25"/>
    </style:style>
    <style:style style:name="P55" style:family="paragraph" style:parent-style-name="Table_20_Contents">
      <style:text-properties officeooo:rsid="005c42fd" officeooo:paragraph-rsid="005c42fd"/>
    </style:style>
    <style:style style:name="P56" style:family="paragraph" style:parent-style-name="Table_20_Contents">
      <style:text-properties officeooo:rsid="005d3b38" officeooo:paragraph-rsid="005d3b38"/>
    </style:style>
    <style:style style:name="P57" style:family="paragraph" style:parent-style-name="Table_20_Contents">
      <style:text-properties officeooo:rsid="0061c4a8" officeooo:paragraph-rsid="0061c4a8"/>
    </style:style>
    <style:style style:name="P58" style:family="paragraph" style:parent-style-name="Table_20_Contents">
      <style:text-properties officeooo:rsid="0062606c" officeooo:paragraph-rsid="0062606c"/>
    </style:style>
    <style:style style:name="P59" style:family="paragraph" style:parent-style-name="Table_20_Contents">
      <style:text-properties officeooo:rsid="006515a0" officeooo:paragraph-rsid="006515a0"/>
    </style:style>
    <style:style style:name="P60" style:family="paragraph" style:parent-style-name="Table_20_Contents">
      <style:text-properties officeooo:rsid="006721f4" officeooo:paragraph-rsid="006721f4"/>
    </style:style>
    <style:style style:name="P61" style:family="paragraph" style:parent-style-name="Table_20_Contents">
      <style:text-properties officeooo:rsid="00688cb3" officeooo:paragraph-rsid="00688cb3"/>
    </style:style>
    <style:style style:name="P62" style:family="paragraph" style:parent-style-name="Table_20_Contents">
      <style:text-properties officeooo:rsid="00696ce8" officeooo:paragraph-rsid="00696ce8"/>
    </style:style>
    <style:style style:name="P6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style:page-number="auto" fo:background-color="transparent"/>
      <style:text-properties officeooo:rsid="0023cb4a" officeooo:paragraph-rsid="0023cb4a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fo:background-color="transparent"/>
      <style:text-properties officeooo:rsid="0023cb4a" officeooo:paragraph-rsid="0023cb4a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fo:background-color="transparent"/>
      <style:text-properties officeooo:rsid="0025100c" officeooo:paragraph-rsid="0025100c"/>
    </style:style>
    <style:style style:name="P66" style:family="paragraph" style:parent-style-name="Heading_20_1">
      <style:text-properties officeooo:rsid="0063f2c4" officeooo:paragraph-rsid="0063f2c4"/>
    </style:style>
    <style:style style:name="P67" style:family="paragraph" style:parent-style-name="Heading_20_1">
      <style:text-properties officeooo:rsid="002bd372" officeooo:paragraph-rsid="002bd372"/>
    </style:style>
    <style:style style:name="P68" style:family="paragraph" style:parent-style-name="Heading_20_1">
      <style:text-properties officeooo:rsid="0053e060" officeooo:paragraph-rsid="0053e060"/>
    </style:style>
    <style:style style:name="P69" style:family="paragraph" style:parent-style-name="Heading_20_1">
      <style:text-properties officeooo:rsid="0019b2f9" officeooo:paragraph-rsid="0019b2f9"/>
    </style:style>
    <style:style style:name="P70" style:family="paragraph" style:parent-style-name="Heading_20_1">
      <style:text-properties officeooo:rsid="0019b2f9" officeooo:paragraph-rsid="0071afdb"/>
    </style:style>
    <style:style style:name="P71" style:family="paragraph" style:parent-style-name="Heading_20_1">
      <style:text-properties officeooo:rsid="006d545d" officeooo:paragraph-rsid="006d545d"/>
    </style:style>
    <style:style style:name="P72" style:family="paragraph" style:parent-style-name="Table_20_Contents">
      <style:text-properties officeooo:rsid="006d545d" officeooo:paragraph-rsid="006d545d"/>
    </style:style>
    <style:style style:name="P73" style:family="paragraph" style:parent-style-name="Table_20_Contents">
      <style:text-properties officeooo:rsid="006d545d" officeooo:paragraph-rsid="006da1cc"/>
    </style:style>
    <style:style style:name="P74" style:family="paragraph" style:parent-style-name="Table_20_Contents">
      <style:text-properties officeooo:rsid="006d545d" officeooo:paragraph-rsid="006fd999"/>
    </style:style>
    <style:style style:name="P75" style:family="paragraph" style:parent-style-name="Table_20_Contents">
      <style:text-properties officeooo:rsid="006d545d" officeooo:paragraph-rsid="0071afdb"/>
    </style:style>
    <style:style style:name="P76" style:family="paragraph" style:parent-style-name="Table_20_Contents">
      <style:text-properties officeooo:paragraph-rsid="006d545d"/>
    </style:style>
    <style:style style:name="P77" style:family="paragraph" style:parent-style-name="Table_20_Contents">
      <style:text-properties officeooo:rsid="006da1cc" officeooo:paragraph-rsid="006da1cc"/>
    </style:style>
    <style:style style:name="P78" style:family="paragraph" style:parent-style-name="Table_20_Contents">
      <style:text-properties officeooo:paragraph-rsid="006fd999"/>
    </style:style>
    <style:style style:name="P79" style:family="paragraph" style:parent-style-name="Table_20_Contents">
      <style:text-properties officeooo:paragraph-rsid="0071afdb"/>
    </style:style>
    <style:style style:name="P80" style:family="paragraph" style:parent-style-name="Table_20_Contents">
      <style:text-properties officeooo:rsid="0071afdb" officeooo:paragraph-rsid="0071afdb"/>
    </style:style>
    <style:style style:name="P81" style:family="paragraph" style:parent-style-name="Table_20_Contents">
      <style:text-properties officeooo:rsid="00739388" officeooo:paragraph-rsid="00739388"/>
    </style:style>
    <style:style style:name="P82" style:family="paragraph" style:parent-style-name="Table_20_Contents">
      <style:text-properties officeooo:rsid="0077e184" officeooo:paragraph-rsid="0077e184"/>
    </style:style>
    <style:style style:name="P83" style:family="paragraph" style:parent-style-name="Table_20_Contents">
      <style:text-properties style:font-name="DejaVu Sans" fo:font-size="9pt" officeooo:rsid="0077e184" officeooo:paragraph-rsid="0077e184"/>
    </style:style>
    <style:style style:name="P84" style:family="paragraph" style:parent-style-name="Table_20_Contents">
      <style:text-properties style:font-name="DejaVu Sans" fo:font-size="9pt" officeooo:rsid="007a4fdd" officeooo:paragraph-rsid="007a4fdd"/>
    </style:style>
    <style:style style:name="P85" style:family="paragraph" style:parent-style-name="Table_20_Contents">
      <style:text-properties style:font-name="DejaVu Sans" fo:font-size="9pt" officeooo:rsid="007d0f5a" officeooo:paragraph-rsid="007d0f5a"/>
    </style:style>
    <style:style style:name="P86" style:family="paragraph" style:parent-style-name="Table_20_Contents">
      <style:text-properties style:font-name="DejaVu Sans" fo:font-size="9pt" officeooo:rsid="007ea99d" officeooo:paragraph-rsid="007ea99d"/>
    </style:style>
    <style:style style:name="P87" style:family="paragraph" style:parent-style-name="Table_20_Contents">
      <style:text-properties style:font-name="DejaVu Sans" fo:font-size="9pt" officeooo:rsid="007ff224" officeooo:paragraph-rsid="007ff224"/>
    </style:style>
    <style:style style:name="P88" style:family="paragraph" style:parent-style-name="Table_20_Contents">
      <style:text-properties style:font-name="DejaVu Sans" fo:font-size="9pt" officeooo:rsid="00816066" officeooo:paragraph-rsid="00816066"/>
    </style:style>
    <style:style style:name="P89" style:family="paragraph" style:parent-style-name="Table_20_Contents">
      <style:text-properties style:font-name="DejaVu Sans" fo:font-size="9pt" officeooo:rsid="008353c6" officeooo:paragraph-rsid="008353c6"/>
    </style:style>
    <style:style style:name="P90" style:family="paragraph" style:parent-style-name="Table_20_Contents">
      <style:text-properties style:font-name="DejaVu Sans" fo:font-size="9pt" officeooo:rsid="00844daa" officeooo:paragraph-rsid="00844daa"/>
    </style:style>
    <style:style style:name="P91" style:family="paragraph" style:parent-style-name="Table_20_Contents">
      <style:text-properties officeooo:rsid="007d0f5a" officeooo:paragraph-rsid="007d0f5a"/>
    </style:style>
    <style:style style:name="P92" style:family="paragraph" style:parent-style-name="Table_20_Contents">
      <style:text-properties officeooo:rsid="007ee5db" officeooo:paragraph-rsid="007ee5db"/>
    </style:style>
    <style:style style:name="P93" style:family="paragraph" style:parent-style-name="Table_20_Contents">
      <style:text-properties officeooo:rsid="00573c42" officeooo:paragraph-rsid="00573c42"/>
    </style:style>
    <style:style style:name="P94" style:family="paragraph" style:parent-style-name="Table_20_Contents">
      <style:text-properties officeooo:rsid="00816066" officeooo:paragraph-rsid="00816066"/>
    </style:style>
    <style:style style:name="P95" style:family="paragraph" style:parent-style-name="Table_20_Contents">
      <style:text-properties officeooo:rsid="008353c6" officeooo:paragraph-rsid="008353c6"/>
    </style:style>
    <style:style style:name="P96" style:family="paragraph" style:parent-style-name="Table_20_Contents">
      <style:text-properties officeooo:rsid="0053e060" officeooo:paragraph-rsid="0053e060"/>
    </style:style>
    <style:style style:name="P97" style:family="paragraph" style:parent-style-name="Table_20_Contents">
      <style:text-properties officeooo:rsid="00844daa" officeooo:paragraph-rsid="00844daa"/>
    </style:style>
    <style:style style:name="P98" style:family="paragraph" style:parent-style-name="Table_20_Contents">
      <style:text-properties officeooo:rsid="00854c3b" officeooo:paragraph-rsid="00854c3b"/>
    </style:style>
    <style:style style:name="P99" style:family="paragraph" style:parent-style-name="Table_20_Contents">
      <style:text-properties officeooo:rsid="0085d530" officeooo:paragraph-rsid="0085d530"/>
    </style:style>
    <style:style style:name="P100" style:family="paragraph" style:parent-style-name="Table_20_Contents" style:list-style-name="L1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DejaVu Sans1" fo:font-size="9pt" style:font-size-asian="9pt" style:font-size-complex="9pt"/>
    </style:style>
    <style:style style:name="P101" style:family="paragraph" style:parent-style-name="Table_20_Contents" style:list-style-name="L1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102" style:family="paragraph" style:parent-style-name="Text_20_body">
      <style:text-properties officeooo:rsid="006d545d" officeooo:paragraph-rsid="006d545d"/>
    </style:style>
    <style:style style:name="P103" style:family="paragraph" style:parent-style-name="Text_20_body">
      <style:text-properties officeooo:rsid="006da1cc" officeooo:paragraph-rsid="006da1cc"/>
    </style:style>
    <style:style style:name="P104" style:family="paragraph" style:parent-style-name="Text_20_body">
      <style:text-properties officeooo:rsid="006fd999" officeooo:paragraph-rsid="006fd999"/>
    </style:style>
    <style:style style:name="P105" style:family="paragraph" style:parent-style-name="Text_20_body">
      <style:text-properties officeooo:rsid="0071afdb" officeooo:paragraph-rsid="0071afdb"/>
    </style:style>
    <style:style style:name="P106" style:family="paragraph" style:parent-style-name="Text_20_body">
      <style:text-properties officeooo:rsid="0074678a" officeooo:paragraph-rsid="0074678a"/>
    </style:style>
    <style:style style:name="T1" style:family="text">
      <style:text-properties officeooo:rsid="000cc1ab"/>
    </style:style>
    <style:style style:name="T2" style:family="text">
      <style:text-properties officeooo:rsid="000e023b"/>
    </style:style>
    <style:style style:name="T3" style:family="text">
      <style:text-properties style:font-name="Arundina Sans" fo:font-size="10pt" officeooo:rsid="00154c3a"/>
    </style:style>
    <style:style style:name="T4" style:family="text">
      <style:text-properties style:font-name="Arundina Sans" fo:font-size="10pt" officeooo:rsid="0027fdfd"/>
    </style:style>
    <style:style style:name="T5" style:family="text">
      <style:text-properties style:font-name="Arundina Sans" fo:font-size="10pt" officeooo:rsid="0029647c"/>
    </style:style>
    <style:style style:name="T6" style:family="text">
      <style:text-properties officeooo:rsid="0015ac66"/>
    </style:style>
    <style:style style:name="T7" style:family="text">
      <style:text-properties officeooo:rsid="0019b8e6"/>
    </style:style>
    <style:style style:name="T8" style:family="text">
      <style:text-properties officeooo:rsid="001dc456"/>
    </style:style>
    <style:style style:name="T9" style:family="text">
      <style:text-properties officeooo:rsid="001e51bd"/>
    </style:style>
    <style:style style:name="T10" style:family="text">
      <style:text-properties officeooo:rsid="001f314f"/>
    </style:style>
    <style:style style:name="T11" style:family="text">
      <style:text-properties officeooo:rsid="0023cb4a"/>
    </style:style>
    <style:style style:name="T12" style:family="text">
      <style:text-properties officeooo:rsid="0027fdfd"/>
    </style:style>
    <style:style style:name="T13" style:family="text">
      <style:text-properties officeooo:rsid="0029647c"/>
    </style:style>
    <style:style style:name="T14" style:family="text">
      <style:text-properties officeooo:rsid="000c7d9a"/>
    </style:style>
    <style:style style:name="T15" style:family="text">
      <style:text-properties officeooo:rsid="002b404c"/>
    </style:style>
    <style:style style:name="T16" style:family="text">
      <style:text-properties officeooo:rsid="002face3"/>
    </style:style>
    <style:style style:name="T17" style:family="text">
      <style:text-properties officeooo:rsid="00309c1f"/>
    </style:style>
    <style:style style:name="T18" style:family="text">
      <style:text-properties officeooo:rsid="0034c6ed"/>
    </style:style>
    <style:style style:name="T19" style:family="text">
      <style:text-properties officeooo:rsid="003b200a"/>
    </style:style>
    <style:style style:name="T20" style:family="text">
      <style:text-properties officeooo:rsid="003c0898"/>
    </style:style>
    <style:style style:name="T21" style:family="text">
      <style:text-properties officeooo:rsid="003e12cc"/>
    </style:style>
    <style:style style:name="T22" style:family="text">
      <style:text-properties officeooo:rsid="00498578"/>
    </style:style>
    <style:style style:name="T23" style:family="text">
      <style:text-properties officeooo:rsid="004b0fb4"/>
    </style:style>
    <style:style style:name="T24" style:family="text">
      <style:text-properties officeooo:rsid="004cab20"/>
    </style:style>
    <style:style style:name="T25" style:family="text">
      <style:text-properties officeooo:rsid="004d2505"/>
    </style:style>
    <style:style style:name="T26" style:family="text">
      <style:text-properties officeooo:rsid="0053e060"/>
    </style:style>
    <style:style style:name="T27" style:family="text">
      <style:text-properties officeooo:rsid="0054534c"/>
    </style:style>
    <style:style style:name="T28" style:family="text">
      <style:text-properties officeooo:rsid="0059276f"/>
    </style:style>
    <style:style style:name="T29" style:family="text">
      <style:text-properties officeooo:rsid="005b3873"/>
    </style:style>
    <style:style style:name="T30" style:family="text">
      <style:text-properties officeooo:rsid="0020536d"/>
    </style:style>
    <style:style style:name="T31" style:family="text">
      <style:text-properties officeooo:rsid="005d3b38"/>
    </style:style>
    <style:style style:name="T32" style:family="text">
      <style:text-properties officeooo:rsid="0061c4a8"/>
    </style:style>
    <style:style style:name="T33" style:family="text">
      <style:text-properties officeooo:rsid="0013561f"/>
    </style:style>
    <style:style style:name="T34" style:family="text">
      <style:text-properties officeooo:rsid="00154c3a"/>
    </style:style>
    <style:style style:name="T35" style:family="text">
      <style:text-properties officeooo:rsid="0062606c"/>
    </style:style>
    <style:style style:name="T36" style:family="text">
      <style:text-properties officeooo:rsid="006515a0"/>
    </style:style>
    <style:style style:name="T37" style:family="text">
      <style:text-properties officeooo:rsid="00685683"/>
    </style:style>
    <style:style style:name="T38" style:family="text">
      <style:text-properties officeooo:rsid="006d545d"/>
    </style:style>
    <style:style style:name="T39" style:family="text">
      <style:text-properties officeooo:rsid="006fd999"/>
    </style:style>
    <style:style style:name="T40" style:family="text">
      <style:text-properties officeooo:rsid="0071afdb"/>
    </style:style>
    <style:style style:name="T41" style:family="text">
      <style:text-properties style:font-name="DejaVu Sans" fo:font-size="9pt" officeooo:rsid="0071afdb"/>
    </style:style>
    <style:style style:name="T42" style:family="text">
      <style:text-properties officeooo:rsid="00797f36"/>
    </style:style>
    <style:style style:name="T43" style:family="text">
      <style:text-properties officeooo:rsid="007d0f5a"/>
    </style:style>
    <style:style style:name="T44" style:family="text">
      <style:text-properties officeooo:rsid="007eda20"/>
    </style:style>
    <style:style style:name="T45" style:family="text">
      <style:text-properties officeooo:rsid="007ee5db"/>
    </style:style>
    <style:style style:name="T46" style:family="text">
      <style:text-properties officeooo:rsid="00844da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/>
      <text:h text:style-name="P66" text:outline-level="1">Послушай</text:h>
      <text:p text:style-name="P14">Elya Chavez – Ничего себе</text:p>
      <text:p text:style-name="P15">Артемизия – Дочь зла</text:p>
      <text:p text:style-name="P15"/>
      <text:h text:style-name="P67" text:outline-level="1">Kernel</text:h>
      <text:h text:style-name="Heading_20_2" text:outline-level="2">Дескриптор процесса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803526264448">
          <table:table-cell table:style-name="Таблица3.A1" office:value-type="string">
            <text:p text:style-name="P37">Байты</text:p>
          </table:table-cell>
          <table:table-cell table:style-name="Таблица3.A1" office:value-type="string">
            <text:p text:style-name="P38">Название</text:p>
          </table:table-cell>
          <table:table-cell table:style-name="Таблица3.C1" office:value-type="string">
            <text:p text:style-name="P39">Описание</text:p>
          </table:table-cell>
        </table:table-row>
        <table:table-row table:style-name="TableLine94803526493184"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25">SYSPA_ID</text:p>
          </table:table-cell>
          <table:table-cell table:style-name="Таблица3.C2" office:value-type="string">
            <text:p text:style-name="P23">Индивидуальный ID процесса</text:p>
          </table:table-cell>
        </table:table-row>
        <table:table-row table:style-name="TableLine94803526494992"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5">SYSPA_STATUS_0</text:p>
          </table:table-cell>
          <table:table-cell table:style-name="Таблица3.C2" office:value-type="string">
            <text:p text:style-name="P23">Статус процесса</text:p>
            <text:p text:style-name="P29"><draw:frame draw:style-name="fr1" draw:name="Изображение1" text:anchor-type="paragraph" svg:x="0.134cm" svg:y="0cm" svg:width="9.273cm" svg:height="1.139cm" draw:z-index="0"><draw:image xlink:href="Pictures/10000000000002830000004FE78747F5036B6AED.jpg" xlink:type="simple" xlink:show="embed" xlink:actuate="onLoad" loext:mime-type="image/jpeg"/></draw:frame>Биты 7-6: статус работы</text:p>
            <text:p text:style-name="P29">00 – запущен</text:p>
            <text:p text:style-name="P29">01 – ожидает критического ресурса</text:p>
            <text:p text:style-name="P29">10 – остановлен до выполнения другого процесса</text:p>
            <text:p text:style-name="P29">11 – зарезервировано</text:p>
            <text:p text:style-name="P29">Бит 5: процесс ожидаем (существует такой процесс, который не будет запущен, пока данный процесс не завершит выполнение)</text:p>
            <text:p text:style-name="P29">Биты 4-3: зарезервировано</text:p>
            <text:p text:style-name="P29">Биты 2-0: приоритет процесса <text:span text:style-name="T18">(000 – низший, 111 – высший)</text:span></text:p>
          </table:table-cell>
        </table:table-row>
        <table:table-row table:style-name="TableLine94803526495792">
          <table:table-cell table:style-name="Таблица3.A2" office:value-type="string">
            <text:p text:style-name="P24">2</text:p>
          </table:table-cell>
          <table:table-cell table:style-name="Таблица3.A2" office:value-type="string">
            <text:p text:style-name="P25">SYSPA_STATUS_1</text:p>
          </table:table-cell>
          <table:table-cell table:style-name="Таблица3.C2" office:value-type="string">
            <text:p text:style-name="P23">Расширенный статус</text:p>
          </table:table-cell>
        </table:table-row>
        <table:table-row table:style-name="TableLine94803526496720">
          <table:table-cell table:style-name="Таблица3.A2" office:value-type="string">
            <text:p text:style-name="P24">3</text:p>
          </table:table-cell>
          <table:table-cell table:style-name="Таблица3.A2" office:value-type="string">
            <text:p text:style-name="P25">SYSPA_TA_01</text:p>
          </table:table-cell>
          <table:table-cell table:style-name="Таблица3.C2" table:number-rows-spanned="8" office:value-type="string">
            <text:p text:style-name="P23">Таблица ассоциаций <text:span text:style-name="T16">памяти. Определяет конфигурацию виртуального адресного пространства процесса. </text:span><text:span text:style-name="T17">Каждый байт содержит ассоциации для двух процессов. Например, в старшей тетраде байта SYSPA_TA_01 содержится информация о том, какому реальному сектору ОЗУ будет соответствовать виртуальный сектор 0. В младшей тетраде – какому реальному сектору соответствует виртуальный сектор 1. Аналогичным образом, остальные 7 байтов кодируют соответствия между виртуальными секторами 2-F и реальными секторами.</text:span></text:p>
          </table:table-cell>
        </table:table-row>
        <table:table-row table:style-name="TableLine94803526497760">
          <table:table-cell table:style-name="Таблица3.A2" office:value-type="string">
            <text:p text:style-name="P26">4</text:p>
          </table:table-cell>
          <table:table-cell table:style-name="Таблица3.A2" office:value-type="string">
            <text:p text:style-name="P25">SYSPA_TA_23</text:p>
          </table:table-cell>
          <table:covered-table-cell/>
        </table:table-row>
        <table:table-row table:style-name="TableLine94803526498800">
          <table:table-cell table:style-name="Таблица3.A2" office:value-type="string">
            <text:p text:style-name="P26">5</text:p>
          </table:table-cell>
          <table:table-cell table:style-name="Таблица3.A2" office:value-type="string">
            <text:p text:style-name="P25">SYSPA_TA_45</text:p>
          </table:table-cell>
          <table:covered-table-cell/>
        </table:table-row>
        <table:table-row table:style-name="TableLine94803526500240">
          <table:table-cell table:style-name="Таблица3.A2" office:value-type="string">
            <text:p text:style-name="P26">6</text:p>
          </table:table-cell>
          <table:table-cell table:style-name="Таблица3.A2" office:value-type="string">
            <text:p text:style-name="P25">SYSPA_TA_67</text:p>
          </table:table-cell>
          <table:covered-table-cell/>
        </table:table-row>
        <table:table-row table:style-name="TableLine94803526501744">
          <table:table-cell table:style-name="Таблица3.A2" office:value-type="string">
            <text:p text:style-name="P26">7</text:p>
          </table:table-cell>
          <table:table-cell table:style-name="Таблица3.A2" office:value-type="string">
            <text:p text:style-name="P25">SYSPA_TA_89</text:p>
          </table:table-cell>
          <table:covered-table-cell/>
        </table:table-row>
        <table:table-row table:style-name="TableLine94803526503168">
          <table:table-cell table:style-name="Таблица3.A2" office:value-type="string">
            <text:p text:style-name="P26">8</text:p>
          </table:table-cell>
          <table:table-cell table:style-name="Таблица3.A2" office:value-type="string">
            <text:p text:style-name="P25">SYSPA_TA_AB</text:p>
          </table:table-cell>
          <table:covered-table-cell/>
        </table:table-row>
        <table:table-row table:style-name="TableLine94803526504672">
          <table:table-cell table:style-name="Таблица3.A2" office:value-type="string">
            <text:p text:style-name="P26">9</text:p>
          </table:table-cell>
          <table:table-cell table:style-name="Таблица3.A2" office:value-type="string">
            <text:p text:style-name="P25">SYSPA_TA_CD</text:p>
          </table:table-cell>
          <table:covered-table-cell/>
        </table:table-row>
        <table:table-row table:style-name="TableLine94803526506176">
          <table:table-cell table:style-name="Таблица3.A2" office:value-type="string">
            <text:p text:style-name="P26">10</text:p>
          </table:table-cell>
          <table:table-cell table:style-name="Таблица3.A2" office:value-type="string">
            <text:p text:style-name="P25">SYSPA_TA_EF</text:p>
          </table:table-cell>
          <table:covered-table-cell/>
        </table:table-row>
        <table:table-row table:style-name="TableLine94803526507680">
          <table:table-cell table:style-name="Таблица3.A2" office:value-type="string">
            <text:p text:style-name="P26">11-12</text:p>
          </table:table-cell>
          <table:table-cell table:style-name="Таблица3.A2" office:value-type="string">
            <text:p text:style-name="P27">SYSPA_STACK_HL</text:p>
          </table:table-cell>
          <table:table-cell table:style-name="Таблица3.C2" office:value-type="string">
            <text:p text:style-name="P23">Сохраненное значение регистровой пары HL</text:p>
          </table:table-cell>
        </table:table-row>
        <table:table-row table:style-name="TableLine94803526508640">
          <table:table-cell table:style-name="Таблица3.A2" office:value-type="string">
            <text:p text:style-name="P26">13-14</text:p>
          </table:table-cell>
          <table:table-cell table:style-name="Таблица3.A2" office:value-type="string">
            <text:p text:style-name="P27">SYSPA_STACK_DE</text:p>
          </table:table-cell>
          <table:table-cell table:style-name="Таблица3.C2" office:value-type="string">
            <text:p text:style-name="P23">Сохраненное значение регистровой пары DE</text:p>
          </table:table-cell>
        </table:table-row>
        <table:table-row table:style-name="TableLine94803526509600">
          <table:table-cell table:style-name="Таблица3.A2" office:value-type="string">
            <text:p text:style-name="P26">15-16</text:p>
          </table:table-cell>
          <table:table-cell table:style-name="Таблица3.A2" office:value-type="string">
            <text:p text:style-name="P27">SYSPA_STACK_BC</text:p>
          </table:table-cell>
          <table:table-cell table:style-name="Таблица3.C2" office:value-type="string">
            <text:p text:style-name="P23">Сохраненное значение регистровой пары BC</text:p>
          </table:table-cell>
        </table:table-row>
        <table:table-row table:style-name="TableLine94803526510560">
          <table:table-cell table:style-name="Таблица3.A2" office:value-type="string">
            <text:p text:style-name="P26">17-18</text:p>
          </table:table-cell>
          <table:table-cell table:style-name="Таблица3.A2" office:value-type="string">
            <text:p text:style-name="P27">SYSPA_STACK_PSW</text:p>
          </table:table-cell>
          <table:table-cell table:style-name="Таблица3.C2" office:value-type="string">
            <text:p text:style-name="P23">Сохраненное значение регистра-аккумулятора A и регистра флагов F</text:p>
          </table:table-cell>
        </table:table-row>
        <table:table-row table:style-name="TableLine94803526511520">
          <table:table-cell table:style-name="Таблица3.A2" office:value-type="string">
            <text:p text:style-name="P26">19-20</text:p>
          </table:table-cell>
          <table:table-cell table:style-name="Таблица3.A2" office:value-type="string">
            <text:p text:style-name="P27">SYSPA_RETADDR</text:p>
          </table:table-cell>
          <table:table-cell table:style-name="Таблица3.C2" office:value-type="string">
            <text:p text:style-name="P28">Сохраненное значение адреса возврата</text:p>
          </table:table-cell>
        </table:table-row>
        <table:table-row table:style-name="TableLine94803526512480">
          <table:table-cell table:style-name="Таблица3.A2" office:value-type="string">
            <text:p text:style-name="P26">21-22</text:p>
          </table:table-cell>
          <table:table-cell table:style-name="Таблица3.A2" office:value-type="string">
            <text:p text:style-name="P27">SYSPA_SP_REG</text:p>
          </table:table-cell>
          <table:table-cell table:style-name="Таблица3.C2" office:value-type="string">
            <text:p text:style-name="P28">Сохраненное значение регистра SP</text:p>
          </table:table-cell>
        </table:table-row>
        <table:table-row table:style-name="TableLine94803526513440">
          <table:table-cell table:style-name="Таблица3.A2" office:value-type="string">
            <text:p text:style-name="P26">23</text:p>
          </table:table-cell>
          <table:table-cell table:style-name="Таблица3.A2" office:value-type="string">
            <text:p text:style-name="P27">SYSPA_RES_0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803526514400">
          <table:table-cell table:style-name="Таблица3.A2" office:value-type="string">
            <text:p text:style-name="P26">24</text:p>
          </table:table-cell>
          <table:table-cell table:style-name="Таблица3.A2" office:value-type="string">
            <text:p text:style-name="P27">SYSPA_RES_1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803526515360">
          <table:table-cell table:style-name="Таблица3.A2" office:value-type="string">
            <text:p text:style-name="P26">25</text:p>
          </table:table-cell>
          <table:table-cell table:style-name="Таблица3.A2" office:value-type="string">
            <text:p text:style-name="P27">SYSPA_RES_2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803526516320">
          <table:table-cell table:style-name="Таблица3.A2" office:value-type="string">
            <text:p text:style-name="P26">26</text:p>
          </table:table-cell>
          <table:table-cell table:style-name="Таблица3.A2" office:value-type="string">
            <text:p text:style-name="P27">SYSPA_RES_3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803526517280">
          <table:table-cell table:style-name="Таблица3.A2" office:value-type="string">
            <text:p text:style-name="P26">27</text:p>
          </table:table-cell>
          <table:table-cell table:style-name="Таблица3.A2" office:value-type="string">
            <text:p text:style-name="P27">SYSPA_RES_4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803526518240">
          <table:table-cell table:style-name="Таблица3.A2" office:value-type="string">
            <text:p text:style-name="P26">28</text:p>
          </table:table-cell>
          <table:table-cell table:style-name="Таблица3.A2" office:value-type="string">
            <text:p text:style-name="P27">SYSPA_RES_5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803526519200">
          <table:table-cell table:style-name="Таблица3.A2" office:value-type="string">
            <text:p text:style-name="P26">29</text:p>
          </table:table-cell>
          <table:table-cell table:style-name="Таблица3.A2" office:value-type="string">
            <text:p text:style-name="P27">SYSPA_RES_6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803526520160">
          <table:table-cell table:style-name="Таблица3.A2" office:value-type="string">
            <text:p text:style-name="P26">30</text:p>
          </table:table-cell>
          <table:table-cell table:style-name="Таблица3.A2" office:value-type="string">
            <text:p text:style-name="P27">SYSPA_RES_7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803526521120">
          <table:table-cell table:style-name="Таблица3.A2" office:value-type="string">
            <text:p text:style-name="P26">31</text:p>
          </table:table-cell>
          <table:table-cell table:style-name="Таблица3.A2" office:value-type="string">
            <text:p text:style-name="P27">SYSPA_RES_8</text:p>
          </table:table-cell>
          <table:table-cell table:style-name="Таблица3.C2" office:value-type="string">
            <text:p text:style-name="P30">Зарезервировано</text:p>
          </table:table-cell>
        </table:table-row>
      </table:table>
      <text:p text:style-name="P19"/>
      <text:p text:style-name="P19"/>
      <text:p text:style-name="P19"/>
      <text:h text:style-name="Heading_20_10" text:outline-level="10"><text:soft-page-break/>Выделенная память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94803526406432">
          <table:table-cell table:style-name="Таблица4.A1" office:value-type="string">
            <text:p text:style-name="P51">Название переменной</text:p>
          </table:table-cell>
          <table:table-cell table:style-name="Таблица4.A1" office:value-type="string">
            <text:p text:style-name="P51">Тип</text:p>
          </table:table-cell>
          <table:table-cell table:style-name="Таблица4.C1" office:value-type="string">
            <text:p text:style-name="P51">Описание</text:p>
          </table:table-cell>
        </table:table-row>
        <table:table-row table:style-name="TableLine94803526555088">
          <table:table-cell table:style-name="Таблица4.A2" office:value-type="string">
            <text:p text:style-name="Table_20_Contents">SYSCELL_NUM_OF_PROC</text:p>
          </table:table-cell>
          <table:table-cell table:style-name="Таблица4.A2" office:value-type="string">
            <text:p text:style-name="Table_20_Contents">byte</text:p>
          </table:table-cell>
          <table:table-cell table:style-name="Таблица4.C2" office:value-type="string">
            <text:p text:style-name="Table_20_Contents">переменная, которая содержит количество процессов в системе</text:p>
          </table:table-cell>
        </table:table-row>
        <table:table-row table:style-name="TableLine94803526556896">
          <table:table-cell table:style-name="Таблица4.A2" office:value-type="string">
            <text:p text:style-name="Table_20_Contents">SYSCELL_TEMP_PROC_NUM</text:p>
          </table:table-cell>
          <table:table-cell table:style-name="Таблица4.A2" office:value-type="string">
            <text:p text:style-name="Table_20_Contents">byte</text:p>
          </table:table-cell>
          <table:table-cell table:style-name="Таблица4.C2" office:value-type="string">
            <text:p text:style-name="Table_20_Contents"><text:span text:style-name="T22">Н</text:span><text:span text:style-name="T19">омер исполняемого сейчас процесса в очереди </text:span><text:span text:style-name="T20">структур атрибутов процессов QSAP (не совпадает с ID процесса!)</text:span></text:p>
          </table:table-cell>
        </table:table-row>
        <table:table-row table:style-name="TableLine94803526557696">
          <table:table-cell table:style-name="Таблица4.A2" office:value-type="string">
            <text:p text:style-name="Table_20_Contents">SYSCELL_<text:span text:style-name="T25">Q</text:span>SAP</text:p>
          </table:table-cell>
          <table:table-cell table:style-name="Таблица4.A2" office:value-type="string">
            <text:p text:style-name="P54">byte[]</text:p>
          </table:table-cell>
          <table:table-cell table:style-name="Таблица4.C2" office:value-type="string">
            <text:p text:style-name="Table_20_Contents"><text:span text:style-name="T22">У</text:span>казатель на начало очереди атрибутов процессов QSAP</text:p>
          </table:table-cell>
        </table:table-row>
        <table:table-row table:style-name="TableLine94803526558624">
          <table:table-cell table:style-name="Таблица4.A2" office:value-type="string">
            <text:p text:style-name="Table_20_Contents">SYSCELL_PROCTORUN</text:p>
          </table:table-cell>
          <table:table-cell table:style-name="Таблица4.A2" office:value-type="string">
            <text:p text:style-name="Table_20_Contents">void*</text:p>
          </table:table-cell>
          <table:table-cell table:style-name="Таблица4.C2" office:value-type="string">
            <text:p text:style-name="Table_20_Contents"><text:span text:style-name="T22">У</text:span>казатель на дескриптор выполняемого процесса</text:p>
          </table:table-cell>
        </table:table-row>
        <table:table-row table:style-name="TableLine94803526559664">
          <table:table-cell table:style-name="Таблица4.A2" office:value-type="string">
            <text:p text:style-name="P40">SYSCELL_RAM_MAP</text:p>
          </table:table-cell>
          <table:table-cell table:style-name="Таблица4.A2" office:value-type="string">
            <text:p text:style-name="P54">byte[16]</text:p>
          </table:table-cell>
          <table:table-cell table:style-name="Таблица4.C2" office:value-type="string">
            <text:p text:style-name="P40">Указатель на карту занятости секторов памяти</text:p>
          </table:table-cell>
        </table:table-row>
        <table:table-row table:style-name="TableLine94803526560848">
          <table:table-cell table:style-name="Таблица4.A2" office:value-type="string">
            <text:p text:style-name="Table_20_Contents">SYSCELL_HL_SAVE</text:p>
          </table:table-cell>
          <table:table-cell table:style-name="Таблица4.A2" office:value-type="string">
            <text:p text:style-name="P44">word</text:p>
          </table:table-cell>
          <table:table-cell table:style-name="Таблица4.C2" office:value-type="string">
            <text:p text:style-name="P44">Ячейка для сохранения содержимого HL при вызове прерывания TRAP</text:p>
          </table:table-cell>
        </table:table-row>
        <table:table-row table:style-name="TableLine94803526561808">
          <table:table-cell table:style-name="Таблица4.A2" office:value-type="string">
            <text:p text:style-name="Table_20_Contents">SYSCELL_DE_SAVE</text:p>
          </table:table-cell>
          <table:table-cell table:style-name="Таблица4.A2" office:value-type="string">
            <text:p text:style-name="P44">word</text:p>
          </table:table-cell>
          <table:table-cell table:style-name="Таблица4.C2" office:value-type="string">
            <text:p text:style-name="P44">Ячейка для сохранения содержимого DE при вызове прерывания TRAP</text:p>
          </table:table-cell>
        </table:table-row>
        <table:table-row table:style-name="TableLine94803526562768">
          <table:table-cell table:style-name="Таблица4.A2" office:value-type="string">
            <text:p text:style-name="Table_20_Contents">SYSCELL_SYSTEMSP</text:p>
          </table:table-cell>
          <table:table-cell table:style-name="Таблица4.A2" office:value-type="string">
            <text:p text:style-name="P44">word</text:p>
          </table:table-cell>
          <table:table-cell table:style-name="Таблица4.C2" office:value-type="string">
            <text:p text:style-name="P44">Ячейка для сохранения позиции стека ОС при переходе к выполнению пользовательской программы в защищенный режим</text:p>
          </table:table-cell>
        </table:table-row>
        <table:table-row table:style-name="TableLine94803526563648">
          <table:table-cell table:style-name="Таблица4.A2" office:value-type="string">
            <text:p text:style-name="Table_20_Contents">SYSCELL_RIM</text:p>
          </table:table-cell>
          <table:table-cell table:style-name="Таблица4.A2" office:value-type="string">
            <text:p text:style-name="P45">byte</text:p>
          </table:table-cell>
          <table:table-cell table:style-name="Таблица4.C2" office:value-type="string">
            <text:p text:style-name="P45">Ячейка для сохранения содержимого регистра-маски прерываний I при вызове прерывания TRAP</text:p>
          </table:table-cell>
        </table:table-row>
        <table:table-row table:style-name="TableLine94803526564608">
          <table:table-cell table:style-name="Таблица4.A2" office:value-type="string">
            <text:p text:style-name="Table_20_Contents">SYSCELL_TIME_PROC_MARK</text:p>
          </table:table-cell>
          <table:table-cell table:style-name="Таблица4.A2" office:value-type="string">
            <text:p text:style-name="P46">word</text:p>
          </table:table-cell>
          <table:table-cell table:style-name="Таблица4.C2" office:value-type="string">
            <text:p text:style-name="P46">Переменная для сохранения значения машинного времени в миллисекундах при переходе к выполнению пользовательского процесса</text:p>
          </table:table-cell>
        </table:table-row>
        <table:table-row table:style-name="TableLine94803526565568">
          <table:table-cell table:style-name="Таблица4.A2" office:value-type="string">
            <text:p text:style-name="Table_20_Contents">SYSCELL_QUANT_TIME</text:p>
          </table:table-cell>
          <table:table-cell table:style-name="Таблица4.A2" office:value-type="string">
            <text:p text:style-name="P47">word</text:p>
          </table:table-cell>
          <table:table-cell table:style-name="Таблица4.C2" office:value-type="string">
            <text:p text:style-name="P47">Переменная для сохранения величины кванта времени для запускаемого процесса</text:p>
          </table:table-cell>
        </table:table-row>
        <table:table-row table:style-name="TableLine94803526566528"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Table_20_Contents"/>
          </table:table-cell>
        </table:table-row>
        <table:table-row table:style-name="TableLine94803526567488"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Table_20_Contents"/>
          </table:table-cell>
        </table:table-row>
      </table:table>
      <text:p text:style-name="P18"/>
      <text:h text:style-name="Heading_20_10" text:outline-level="10">Константы-параметры ядра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94803526393040">
          <table:table-cell table:style-name="Таблица5.A1" office:value-type="string">
            <text:p text:style-name="P52">Название константы</text:p>
          </table:table-cell>
          <table:table-cell table:style-name="Таблица5.A1" office:value-type="string">
            <text:p text:style-name="P52">Ограничение</text:p>
          </table:table-cell>
          <table:table-cell table:style-name="Таблица5.C1" office:value-type="string">
            <text:p text:style-name="P53">Описание</text:p>
          </table:table-cell>
        </table:table-row>
        <table:table-row table:style-name="TableLine94803526580080">
          <table:table-cell table:style-name="Таблица5.A2" office:value-type="string">
            <text:p text:style-name="P41">MAX_NUM_OF_PROCESSES</text:p>
          </table:table-cell>
          <table:table-cell table:style-name="Таблица5.A2" office:value-type="string">
            <text:p text:style-name="P41">&lt;25<text:span text:style-name="T37">6</text:span></text:p>
          </table:table-cell>
          <table:table-cell table:style-name="Таблица5.C2" office:value-type="string">
            <text:p text:style-name="P41">Максимальное значение процессов в системе (максимальное количество дескрипторов процессов в очереди QSAP)</text:p>
          </table:table-cell>
        </table:table-row>
        <table:table-row table:style-name="TableLine94803526582224">
          <table:table-cell table:style-name="Таблица5.A2" office:value-type="string">
            <text:p text:style-name="Table_20_Contents">ONE_SAP_LEN</text:p>
          </table:table-cell>
          <table:table-cell table:style-name="Таблица5.A2" office:value-type="string">
            <text:p text:style-name="P42">&lt;25<text:span text:style-name="T37">6</text:span></text:p>
          </table:table-cell>
          <table:table-cell table:style-name="Таблица5.C2" office:value-type="string">
            <text:p text:style-name="P42">Длина одного дескриптора процесса (32 <text:span text:style-name="T24">байта</text:span>)</text:p>
          </table:table-cell>
        </table:table-row>
        <table:table-row table:style-name="TableLine94803526583024">
          <table:table-cell table:style-name="Таблица5.A2" office:value-type="string">
            <text:p text:style-name="P43">MAX_LEN_OF_QSAP</text:p>
          </table:table-cell>
          <table:table-cell table:style-name="Таблица5.A2" office:value-type="string">
            <text:p text:style-name="P43">&lt;65536</text:p>
          </table:table-cell>
          <table:table-cell table:style-name="Таблица5.C2" office:value-type="string">
            <text:p text:style-name="P43">Максимальная длина очереди QSAP (=<text:span text:style-name="T23">MAX_NUM_OF_PROCESSES*ONE_SAP_LEN</text:span>)</text:p>
          </table:table-cell>
        </table:table-row>
        <table:table-row table:style-name="TableLine94803526583952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42"/>
          </table:table-cell>
          <table:table-cell table:style-name="Таблица5.C2" office:value-type="string">
            <text:p text:style-name="P42"/>
          </table:table-cell>
        </table:table-row>
      </table:table>
      <text:p text:style-name="P20"/>
      <text:h text:style-name="P68" text:outline-level="1">Standart Arithmetic</text:h>
      <text:p text:style-name="P16">Библиотека 16-разрядной арифметики.</text:p>
      <text:h text:style-name="Heading_20_3" text:outline-level="3">MUL16</text:h>
      <text:p text:style-name="P9">Функция перемножает два целых 16-разрядных знаковых числа и возвращает младшее слово произведения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TableLine94803526585392">
          <table:table-cell table:style-name="Таблица6.A1" table:number-rows-spanned="2" office:value-type="string">
            <text:p text:style-name="P48">Ввод</text:p>
          </table:table-cell>
          <table:table-cell table:style-name="Таблица6.A1" office:value-type="string">
            <text:p text:style-name="P85">HL</text:p>
          </table:table-cell>
          <table:table-cell table:style-name="Таблица6.C1" office:value-type="string">
            <text:p text:style-name="Table_20_Contents">Множимое, <text:span text:style-name="T26">тип int</text:span></text:p>
          </table:table-cell>
        </table:table-row>
        <table:table-row table:style-name="TableLine94803526602944">
          <table:covered-table-cell/>
          <table:table-cell table:style-name="Таблица6.B2" office:value-type="string">
            <text:p text:style-name="P85">DE</text:p>
          </table:table-cell>
          <table:table-cell table:style-name="Таблица6.C2" office:value-type="string">
            <text:p text:style-name="Table_20_Contents">Множитель, <text:span text:style-name="T26">тип int</text:span></text:p>
          </table:table-cell>
        </table:table-row>
        <table:table-row table:style-name="TableLine94803526604704">
          <table:table-cell table:style-name="Таблица6.B2" office:value-type="string">
            <text:p text:style-name="P48">Вывод</text:p>
          </table:table-cell>
          <table:table-cell table:style-name="Таблица6.B2" office:value-type="string">
            <text:p text:style-name="P85">HL</text:p>
          </table:table-cell>
          <table:table-cell table:style-name="Таблица6.C2" office:value-type="string">
            <text:p text:style-name="P48">Младшее слово произведения, int</text:p>
          </table:table-cell>
        </table:table-row>
        <table:table-row table:style-name="TableLine94803526604704">
          <table:table-cell table:style-name="Таблица6.B2" office:value-type="string">
            <text:p text:style-name="P95">Используемые регистры</text:p>
          </table:table-cell>
          <table:table-cell table:style-name="Таблица6.C2" table:number-columns-spanned="2" office:value-type="string">
            <text:p text:style-name="P89">Все</text:p>
          </table:table-cell>
          <table:covered-table-cell/>
        </table:table-row>
        <table:table-row table:style-name="TableLine94803526607952">
          <table:table-cell table:style-name="Таблица6.B2" office:value-type="string">
            <text:p text:style-name="Table_20_Contents">Длина</text:p>
          </table:table-cell>
          <table:table-cell table:style-name="Таблица6.C2" table:number-columns-spanned="2" office:value-type="string">
            <text:p text:style-name="Table_20_Contents"><text:span text:style-name="T43">26</text:span> байт</text:p>
          </table:table-cell>
          <table:covered-table-cell/>
        </table:table-row>
        <table:table-row table:style-name="TableLine94803526607952">
          <table:table-cell table:style-name="Таблица6.B2" office:value-type="string">
            <text:p text:style-name="P91">Время</text:p>
          </table:table-cell>
          <table:table-cell table:style-name="Таблица6.C2" table:number-columns-spanned="2" office:value-type="string">
            <text:p text:style-name="P91">1001..1065 тактов</text:p>
          </table:table-cell>
          <table:covered-table-cell/>
        </table:table-row>
      </table:table>
      <text:h text:style-name="Heading_20_3" text:outline-level="3">CMP16</text:h>
      <text:p text:style-name="P10">Функция производит сравнение двух целых 16-разрядных знаковых чисел.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TableLine94803526226784">
          <table:table-cell table:style-name="Таблица7.A1" table:number-rows-spanned="2" office:value-type="string">
            <text:p text:style-name="P48">Ввод</text:p>
          </table:table-cell>
          <table:table-cell table:style-name="Таблица7.A1" office:value-type="string">
            <text:p text:style-name="P86">DE</text:p>
          </table:table-cell>
          <table:table-cell table:style-name="Таблица7.C1" office:value-type="string">
            <text:p text:style-name="Table_20_Contents">Вычитаемое, <text:span text:style-name="T26">int</text:span></text:p>
          </table:table-cell>
        </table:table-row>
        <table:table-row table:style-name="TableLine94803526631456">
          <table:covered-table-cell/>
          <table:table-cell table:style-name="Таблица7.B2" office:value-type="string">
            <text:p text:style-name="P86">HL</text:p>
          </table:table-cell>
          <table:table-cell table:style-name="Таблица7.C2" office:value-type="string">
            <text:p text:style-name="Table_20_Contents">Уменьшаемое, <text:span text:style-name="T26">int</text:span></text:p>
          </table:table-cell>
        </table:table-row>
        <table:table-row table:style-name="Таблица7.3">
          <table:table-cell table:style-name="Таблица7.B2" office:value-type="string">
            <text:p text:style-name="Table_20_Contents">Вывод</text:p>
          </table:table-cell>
          <table:table-cell table:style-name="Таблица7.B2" office:value-type="string">
            <text:p text:style-name="P86">Z, CY, S</text:p>
          </table:table-cell>
          <table:table-cell table:style-name="Таблица7.C2" office:value-type="string">
            <text:p text:style-name="P49">Слово PSW с установленными флагами:</text:p>
            <text:p text:style-name="Table_20_Contents">Z=1 - <text:span text:style-name="T27">У</text:span>==<text:span text:style-name="T27">В</text:span></text:p>
            <text:p text:style-name="Table_20_Contents">Z=0 - <text:span text:style-name="T27">У</text:span>!=<text:span text:style-name="T27">В</text:span></text:p>
            <text:p text:style-name="Table_20_Contents">С<text:span text:style-name="T27">Y</text:span>=1 - <text:span text:style-name="T27">У</text:span>&lt;<text:span text:style-name="T27">В</text:span> <text:s text:c="2"/>для чисел без знаков</text:p>
            <text:p text:style-name="Table_20_Contents">C<text:span text:style-name="T27">Y</text:span>=0 - <text:span text:style-name="T27">У</text:span>&gt;=<text:span text:style-name="T27">В</text:span></text:p>
            <text:p text:style-name="Table_20_Contents">S=1 - <text:span text:style-name="T27">У</text:span>&lt;<text:span text:style-name="T27">В</text:span> <text:s text:c="2"/>для чисел со знаками</text:p>
            <text:p text:style-name="Table_20_Contents">S=0 - <text:span text:style-name="T27">У</text:span>&gt;=<text:span text:style-name="T27">В</text:span></text:p>
          </table:table-cell>
        </table:table-row>
        <table:table-row table:style-name="Таблица7.4">
          <table:table-cell table:style-name="Таблица7.B2" office:value-type="string">
            <text:p text:style-name="P95">Используемые регистры</text:p>
          </table:table-cell>
          <table:table-cell table:style-name="Таблица7.C2" table:number-columns-spanned="2" office:value-type="string">
            <text:p text:style-name="P89">AF</text:p>
          </table:table-cell>
          <table:covered-table-cell/>
        </table:table-row>
        <table:table-row table:style-name="TableLine94803526636080">
          <table:table-cell table:style-name="Таблица7.B2" office:value-type="string">
            <text:p text:style-name="Table_20_Contents">Длина</text:p>
          </table:table-cell>
          <table:table-cell table:style-name="Таблица7.C2" table:number-columns-spanned="2" office:value-type="string">
            <text:p text:style-name="P60"><text:span text:style-name="T44">36</text:span> байт</text:p>
          </table:table-cell>
          <table:covered-table-cell/>
        </table:table-row>
        <table:table-row table:style-name="TableLine94803526636080">
          <table:table-cell table:style-name="Таблица7.B2" office:value-type="string">
            <text:p text:style-name="P98">Время</text:p>
          </table:table-cell>
          <table:table-cell table:style-name="Таблица7.C2" table:number-columns-spanned="2" office:value-type="string">
            <text:p text:style-name="P98">51..69 тактов</text:p>
          </table:table-cell>
          <table:covered-table-cell/>
        </table:table-row>
      </table:table>
      <text:h text:style-name="Heading_20_3" text:outline-level="3">ABS</text:h>
      <text:p text:style-name="P11">Функция производит взятие модуля 16-разрядного целого числа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TableLine94803526224848">
          <table:table-cell table:style-name="Таблица8.A1" office:value-type="string">
            <text:p text:style-name="P50">Ввод</text:p>
          </table:table-cell>
          <table:table-cell table:style-name="Таблица8.A1" office:value-type="string">
            <text:p text:style-name="P87">HL</text:p>
          </table:table-cell>
          <table:table-cell table:style-name="Таблица8.C1" office:value-type="string">
            <text:p text:style-name="P50">Исходное число, int</text:p>
          </table:table-cell>
        </table:table-row>
        <table:table-row table:style-name="TableLine94803526647344">
          <table:table-cell table:style-name="Таблица8.A2" office:value-type="string">
            <text:p text:style-name="P50">Вывод</text:p>
          </table:table-cell>
          <table:table-cell table:style-name="Таблица8.A2" office:value-type="string">
            <text:p text:style-name="P87">HL</text:p>
          </table:table-cell>
          <table:table-cell table:style-name="Таблица8.C2" office:value-type="string">
            <text:p text:style-name="P50">Модуль числа, word</text:p>
          </table:table-cell>
        </table:table-row>
        <table:table-row table:style-name="TableLine94803526647344">
          <table:table-cell table:style-name="Таблица8.A2" office:value-type="string">
            <text:p text:style-name="P94">Используемые регистры</text:p>
          </table:table-cell>
          <table:table-cell table:style-name="Таблица8.C2" table:number-columns-spanned="2" office:value-type="string">
            <text:p text:style-name="P88">AF, HL</text:p>
          </table:table-cell>
          <table:covered-table-cell/>
        </table:table-row>
        <table:table-row table:style-name="TableLine94803526649536">
          <table:table-cell table:style-name="Таблица8.A2" office:value-type="string">
            <text:p text:style-name="P60">Длина</text:p>
          </table:table-cell>
          <table:table-cell table:style-name="Таблица8.C2" table:number-columns-spanned="2" office:value-type="string">
            <text:p text:style-name="P60">1<text:span text:style-name="T45">0</text:span> байт</text:p>
          </table:table-cell>
          <table:covered-table-cell/>
        </table:table-row>
        <table:table-row table:style-name="TableLine94803526649536">
          <table:table-cell table:style-name="Таблица8.A2" office:value-type="string">
            <text:p text:style-name="P92">Время</text:p>
          </table:table-cell>
          <table:table-cell table:style-name="Таблица8.C2" table:number-columns-spanned="2" office:value-type="string">
            <text:p text:style-name="P92">20/51 такт</text:p>
          </table:table-cell>
          <table:covered-table-cell/>
        </table:table-row>
      </table:table>
      <text:h text:style-name="Heading_20_3" text:outline-level="3">DOPHL</text:h>
      <text:p text:style-name="P11">Функция производит дополнение <text:span text:style-name="T28">16-разрядного целого числа.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TableLine94803526626992">
          <table:table-cell table:style-name="Таблица9.A1" office:value-type="string">
            <text:p text:style-name="P50">Ввод</text:p>
          </table:table-cell>
          <table:table-cell table:style-name="Таблица9.A1" office:value-type="string">
            <text:p text:style-name="P97">HL</text:p>
          </table:table-cell>
          <table:table-cell table:style-name="Таблица9.C1" office:value-type="string">
            <text:p text:style-name="P50">Исходное число, int</text:p>
          </table:table-cell>
        </table:table-row>
        <table:table-row table:style-name="TableLine94803526659104">
          <table:table-cell table:style-name="Таблица9.A2" office:value-type="string">
            <text:p text:style-name="P50">Вывод</text:p>
          </table:table-cell>
          <table:table-cell table:style-name="Таблица9.A2" office:value-type="string">
            <text:p text:style-name="P90">HL</text:p>
          </table:table-cell>
          <table:table-cell table:style-name="Таблица9.C2" office:value-type="string">
            <text:p text:style-name="P50">Модуль числа, word</text:p>
          </table:table-cell>
        </table:table-row>
        <table:table-row table:style-name="TableLine94803526659104">
          <table:table-cell table:style-name="Таблица9.A2" office:value-type="string">
            <text:p text:style-name="P94">Используемые регистры</text:p>
          </table:table-cell>
          <table:table-cell table:style-name="Таблица9.A2" office:value-type="string">
            <text:p text:style-name="P88">AF, HL</text:p>
          </table:table-cell>
          <table:table-cell table:style-name="Таблица9.C2" office:value-type="string">
            <text:p text:style-name="P50"/>
          </table:table-cell>
        </table:table-row>
        <table:table-row table:style-name="TableLine94803526661296">
          <table:table-cell table:style-name="Таблица9.A2" office:value-type="string">
            <text:p text:style-name="P60">Длина</text:p>
          </table:table-cell>
          <table:table-cell table:style-name="Таблица9.C2" table:number-columns-spanned="2" office:value-type="string">
            <text:p text:style-name="P60"><text:span text:style-name="T46">8</text:span> байт</text:p>
          </table:table-cell>
          <table:covered-table-cell/>
        </table:table-row>
        <table:table-row table:style-name="TableLine94803526661296">
          <table:table-cell table:style-name="Таблица9.A2" office:value-type="string">
            <text:p text:style-name="P97">Время</text:p>
          </table:table-cell>
          <table:table-cell table:style-name="Таблица9.C2" table:number-columns-spanned="2" office:value-type="string">
            <text:p text:style-name="P97">41 такт</text:p>
          </table:table-cell>
          <table:covered-table-cell/>
        </table:table-row>
      </table:table>
      <text:h text:style-name="P66" text:outline-level="1">AFS4</text:h>
      <text:p text:style-name="P14">Продолжая добрую традицию ОС BarsikOS-1, имеем <text:span text:style-name="T36">библиотеку «Advanced function set», на сей раз в версии 4.</text:span></text:p>
      <text:h text:style-name="Heading_20_3" text:outline-level="3">BITSET</text:h>
      <text:p text:style-name="P15">Функция устанавливает разряд в 8-битном значении.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TableLine94803526662592">
          <table:table-cell table:style-name="Таблица15.A1" table:number-rows-spanned="2" office:value-type="string">
            <text:p text:style-name="P59">Ввод</text:p>
          </table:table-cell>
          <table:table-cell table:style-name="Таблица15.A1" office:value-type="string">
            <text:p text:style-name="P82">A</text:p>
          </table:table-cell>
          <table:table-cell table:style-name="Таблица15.C1" office:value-type="string">
            <text:p text:style-name="P59">Номер разряда (биты 2-1-0)</text:p>
          </table:table-cell>
        </table:table-row>
        <table:table-row table:style-name="TableLine94803526680992">
          <table:covered-table-cell/>
          <table:table-cell table:style-name="Таблица15.B2" office:value-type="string">
            <text:p text:style-name="P82">B</text:p>
          </table:table-cell>
          <table:table-cell table:style-name="Таблица15.C2" office:value-type="string">
            <text:p text:style-name="P59">Значение, тип byte</text:p>
          </table:table-cell>
        </table:table-row>
        <table:table-row table:style-name="TableLine94803526682752">
          <table:table-cell table:style-name="Таблица15.B2" office:value-type="string">
            <text:p text:style-name="P59">Вывод</text:p>
          </table:table-cell>
          <table:table-cell table:style-name="Таблица15.B2" office:value-type="string">
            <text:p text:style-name="P82">A</text:p>
          </table:table-cell>
          <table:table-cell table:style-name="Таблица15.C2" office:value-type="string">
            <text:p text:style-name="P59">Значение с установленным битом, byte</text:p>
          </table:table-cell>
        </table:table-row>
        <table:table-row table:style-name="TableLine94803526684032">
          <table:table-cell table:style-name="Таблица15.B2" office:value-type="string">
            <text:p text:style-name="P59">Используемые регистры</text:p>
          </table:table-cell>
          <table:table-cell table:style-name="Таблица15.C2" table:number-columns-spanned="2" office:value-type="string">
            <text:p text:style-name="P59">AF, BC, HL</text:p>
          </table:table-cell>
          <table:covered-table-cell/>
        </table:table-row>
        <table:table-row table:style-name="TableLine94803526685472">
          <table:table-cell table:style-name="Таблица15.B2" office:value-type="string">
            <text:p text:style-name="P59">Используемая память</text:p>
          </table:table-cell>
          <table:table-cell table:style-name="Таблица15.C2" table:number-columns-spanned="2" office:value-type="string">
            <text:p text:style-name="P59">Нет</text:p>
          </table:table-cell>
          <table:covered-table-cell/>
        </table:table-row>
        <table:table-row table:style-name="TableLine94803526686352">
          <table:table-cell table:style-name="Таблица15.B2" office:value-type="string">
            <text:p text:style-name="P60">Длина</text:p>
          </table:table-cell>
          <table:table-cell table:style-name="Таблица15.C2" table:number-columns-spanned="2" office:value-type="string">
            <text:p text:style-name="P60"><text:span text:style-name="T42">2</text:span>0 байт</text:p>
          </table:table-cell>
          <table:covered-table-cell/>
        </table:table-row>
      </table:table>
      <text:h text:style-name="Heading_20_3" text:outline-level="3">BITCLR</text:h>
      <text:p text:style-name="P15">Функция очищает разряд в 8-битном значении.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TableLine94803526676912">
          <table:table-cell table:style-name="Таблица16.A1" table:number-rows-spanned="2" office:value-type="string">
            <text:p text:style-name="P59">Ввод</text:p>
          </table:table-cell>
          <table:table-cell table:style-name="Таблица16.A1" office:value-type="string">
            <text:p text:style-name="P83">A</text:p>
          </table:table-cell>
          <table:table-cell table:style-name="Таблица16.C1" office:value-type="string">
            <text:p text:style-name="P59">Номер разряда (биты 2-1-0)</text:p>
          </table:table-cell>
        </table:table-row>
        <table:table-row table:style-name="TableLine94803526701296">
          <table:covered-table-cell/>
          <table:table-cell table:style-name="Таблица16.B2" office:value-type="string">
            <text:p text:style-name="P82">B</text:p>
          </table:table-cell>
          <table:table-cell table:style-name="Таблица16.C2" office:value-type="string">
            <text:p text:style-name="P59">Значение, тип byte</text:p>
          </table:table-cell>
        </table:table-row>
        <table:table-row table:style-name="TableLine94803526703056">
          <table:table-cell table:style-name="Таблица16.B2" office:value-type="string">
            <text:p text:style-name="P59">Вывод</text:p>
          </table:table-cell>
          <table:table-cell table:style-name="Таблица16.B2" office:value-type="string">
            <text:p text:style-name="P82">A</text:p>
          </table:table-cell>
          <table:table-cell table:style-name="Таблица16.C2" office:value-type="string">
            <text:p text:style-name="P59">Значение с очищенным битом, byte</text:p>
          </table:table-cell>
        </table:table-row>
        <table:table-row table:style-name="TableLine94803526704336">
          <table:table-cell table:style-name="Таблица16.B2" office:value-type="string">
            <text:p text:style-name="P59">Используемые регистры</text:p>
          </table:table-cell>
          <table:table-cell table:style-name="Таблица16.C2" table:number-columns-spanned="2" office:value-type="string">
            <text:p text:style-name="P59">AF, BC, HL</text:p>
          </table:table-cell>
          <table:covered-table-cell/>
        </table:table-row>
        <table:table-row table:style-name="TableLine94803526705712">
          <table:table-cell table:style-name="Таблица16.B2" office:value-type="string">
            <text:p text:style-name="P59">Используемая память</text:p>
          </table:table-cell>
          <table:table-cell table:style-name="Таблица16.C2" table:number-columns-spanned="2" office:value-type="string">
            <text:p text:style-name="P59">Нет</text:p>
          </table:table-cell>
          <table:covered-table-cell/>
        </table:table-row>
        <table:table-row table:style-name="TableLine94803526706592">
          <table:table-cell table:style-name="Таблица16.B2" office:value-type="string">
            <text:p text:style-name="P60">Длина</text:p>
          </table:table-cell>
          <table:table-cell table:style-name="Таблица16.C2" table:number-columns-spanned="2" office:value-type="string">
            <text:p text:style-name="P60"><text:span text:style-name="T42">2</text:span>0 байт</text:p>
          </table:table-cell>
          <table:covered-table-cell/>
        </table:table-row>
      </table:table>
      <text:h text:style-name="Heading_20_3" text:outline-level="3">BITTST</text:h>
      <text:p text:style-name="P15">Функция устанавливает разряд в 8-битном значении.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TableLine94803526709184">
          <table:table-cell table:style-name="Таблица17.A1" table:number-rows-spanned="2" office:value-type="string">
            <text:p text:style-name="P59">Ввод</text:p>
          </table:table-cell>
          <table:table-cell table:style-name="Таблица17.A1" office:value-type="string">
            <text:p text:style-name="P82">A</text:p>
          </table:table-cell>
          <table:table-cell table:style-name="Таблица17.C1" office:value-type="string">
            <text:p text:style-name="P59">Номер разряда (биты 2-1-0)</text:p>
          </table:table-cell>
        </table:table-row>
        <table:table-row table:style-name="TableLine94803526722000">
          <table:covered-table-cell/>
          <table:table-cell table:style-name="Таблица17.B2" office:value-type="string">
            <text:p text:style-name="P82">B</text:p>
          </table:table-cell>
          <table:table-cell table:style-name="Таблица17.C2" office:value-type="string">
            <text:p text:style-name="P59">Значение, тип byte</text:p>
          </table:table-cell>
        </table:table-row>
        <table:table-row table:style-name="TableLine94803526723760">
          <table:table-cell table:style-name="Таблица17.B2" office:value-type="string">
            <text:p text:style-name="P59">Вывод</text:p>
          </table:table-cell>
          <table:table-cell table:style-name="Таблица17.B2" office:value-type="string">
            <text:p text:style-name="P83">Z</text:p>
          </table:table-cell>
          <table:table-cell table:style-name="Таблица17.C2" office:value-type="string">
            <text:p text:style-name="P83">Z==0: разряд установлен, Z==1: разряд сброшен</text:p>
          </table:table-cell>
        </table:table-row>
        <table:table-row table:style-name="TableLine94803526725040">
          <table:table-cell table:style-name="Таблица17.B2" office:value-type="string">
            <text:p text:style-name="P59">Используемые регистры</text:p>
          </table:table-cell>
          <table:table-cell table:style-name="Таблица17.C2" table:number-columns-spanned="2" office:value-type="string">
            <text:p text:style-name="P59">AF, BC, HL</text:p>
          </table:table-cell>
          <table:covered-table-cell/>
        </table:table-row>
        <table:table-row table:style-name="TableLine94803526726416">
          <table:table-cell table:style-name="Таблица17.B2" office:value-type="string">
            <text:p text:style-name="P59">Используемая память</text:p>
          </table:table-cell>
          <table:table-cell table:style-name="Таблица17.C2" table:number-columns-spanned="2" office:value-type="string">
            <text:p text:style-name="P59">Нет</text:p>
          </table:table-cell>
          <table:covered-table-cell/>
        </table:table-row>
        <table:table-row table:style-name="TableLine94803526727296">
          <table:table-cell table:style-name="Таблица17.B2" office:value-type="string">
            <text:p text:style-name="P60">Длина</text:p>
          </table:table-cell>
          <table:table-cell table:style-name="Таблица17.C2" table:number-columns-spanned="2" office:value-type="string">
            <text:p text:style-name="P60">2<text:span text:style-name="T42">0</text:span> байт</text:p>
          </table:table-cell>
          <table:covered-table-cell/>
        </table:table-row>
      </table:table>
      <text:h text:style-name="Heading_20_3" text:outline-level="3">MFILL</text:h>
      <text:p text:style-name="P17">Функция заполняет область памяти значением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TableLine94803526717664">
          <table:table-cell table:style-name="Таблица18.A1" table:number-rows-spanned="3" office:value-type="string">
            <text:p text:style-name="P61">Ввод</text:p>
          </table:table-cell>
          <table:table-cell table:style-name="Таблица18.A1" office:value-type="string">
            <text:p text:style-name="P84">A</text:p>
          </table:table-cell>
          <table:table-cell table:style-name="Таблица18.C1" office:value-type="string">
            <text:p text:style-name="Table_20_Contents">Значение, помещаемое в память (byte)</text:p>
          </table:table-cell>
        </table:table-row>
        <table:table-row table:style-name="TableLine94803526747584">
          <table:covered-table-cell/>
          <table:table-cell table:style-name="Таблица18.B2" office:value-type="string">
            <text:p text:style-name="P84">DE</text:p>
          </table:table-cell>
          <table:table-cell table:style-name="Таблица18.C2" office:value-type="string">
            <text:p text:style-name="Table_20_Contents">Размер области (word)</text:p>
          </table:table-cell>
        </table:table-row>
        <table:table-row table:style-name="TableLine94803526749344">
          <table:covered-table-cell/>
          <table:table-cell table:style-name="Таблица18.B2" office:value-type="string">
            <text:p text:style-name="P84">HL</text:p>
          </table:table-cell>
          <table:table-cell table:style-name="Таблица18.C2" office:value-type="string">
            <text:p text:style-name="Table_20_Contents">Адрес начала (word)</text:p>
          </table:table-cell>
        </table:table-row>
        <table:table-row table:style-name="TableLine94803526750624">
          <table:table-cell table:style-name="Таблица18.B2" office:value-type="string">
            <text:p text:style-name="P61">Вывод</text:p>
          </table:table-cell>
          <table:table-cell table:style-name="Таблица18.C2" table:number-columns-spanned="2" office:value-type="string">
            <text:p text:style-name="P84">Нет</text:p>
          </table:table-cell>
          <table:covered-table-cell/>
        </table:table-row>
        <table:table-row table:style-name="TableLine94803526756240">
          <table:table-cell table:style-name="Таблица18.B2" office:value-type="string">
            <text:p text:style-name="P61">Используемые регистры</text:p>
          </table:table-cell>
          <table:table-cell table:style-name="Таблица18.C2" table:number-columns-spanned="2" office:value-type="string">
            <text:p text:style-name="P62">Все</text:p>
          </table:table-cell>
          <table:covered-table-cell/>
        </table:table-row>
        <table:table-row table:style-name="TableLine94803526757696">
          <table:table-cell table:style-name="Таблица18.B2" office:value-type="string">
            <text:p text:style-name="P61">Используемая память</text:p>
          </table:table-cell>
          <table:table-cell table:style-name="Таблица18.C2" table:number-columns-spanned="2" office:value-type="string">
            <text:p text:style-name="P62">Нет</text:p>
          </table:table-cell>
          <table:covered-table-cell/>
        </table:table-row>
        <table:table-row table:style-name="TableLine94803526758496">
          <table:table-cell table:style-name="Таблица18.B2" office:value-type="string">
            <text:p text:style-name="P62">Длина</text:p>
          </table:table-cell>
          <table:table-cell table:style-name="Таблица18.C2" table:number-columns-spanned="2" office:value-type="string">
            <text:p text:style-name="P62">23 байта</text:p>
          </table:table-cell>
          <table:covered-table-cell/>
        </table:table-row>
        <table:table-row table:style-name="TableLine94803526759216">
          <table:table-cell table:style-name="Таблица18.B2" office:value-type="string">
            <text:p text:style-name="P62">Время выполнения</text:p>
          </table:table-cell>
          <table:table-cell table:style-name="Таблица18.C2" table:number-columns-spanned="2" office:value-type="string">
            <text:p text:style-name="P62">(размер области)*37+133 такта</text:p>
          </table:table-cell>
          <table:covered-table-cell/>
        </table:table-row>
      </table:table>
      <text:h text:style-name="P71" text:outline-level="1">Long Arithmetic</text:h>
      <text:p text:style-name="P106">Библиотека 32-разрядной целой арифметики.</text:p>
      <text:h text:style-name="Heading_20_3" text:outline-level="3">ADD32</text:h>
      <text:p text:style-name="P102">Сложение 32-разрядных чисел.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 table:style-name="TableLine94803570056000">
          <table:table-cell table:style-name="Таблица19.A1" table:number-rows-spanned="2" office:value-type="string">
            <text:p text:style-name="P72">Ввод</text:p>
          </table:table-cell>
          <table:table-cell table:style-name="Таблица19.A1" office:value-type="string">
            <text:p text:style-name="P72">HL</text:p>
          </table:table-cell>
          <table:table-cell table:style-name="Таблица19.C1" office:value-type="string">
            <text:p text:style-name="Table_20_Contents">Адрес <text:span text:style-name="T38">слагаемого 1</text:span></text:p>
          </table:table-cell>
        </table:table-row>
        <table:table-row table:style-name="TableLine94803570056000">
          <table:covered-table-cell/>
          <table:table-cell table:style-name="Таблица19.B2" office:value-type="string">
            <text:p text:style-name="P72">DE</text:p>
          </table:table-cell>
          <table:table-cell table:style-name="Таблица19.C2" office:value-type="string">
            <text:p text:style-name="P72">Адрес слагаемого 2</text:p>
          </table:table-cell>
        </table:table-row>
        <table:table-row table:style-name="TableLine94803570056000">
          <table:table-cell table:style-name="Таблица19.B2" office:value-type="string">
            <text:p text:style-name="P72">Вывод</text:p>
          </table:table-cell>
          <table:table-cell table:style-name="Таблица19.B2" office:value-type="string">
            <text:p text:style-name="P72">HL</text:p>
          </table:table-cell>
          <table:table-cell table:style-name="Таблица19.C2" office:value-type="string">
            <text:p text:style-name="P72">Адрес суммы (вместо слагаемого1)</text:p>
          </table:table-cell>
        </table:table-row>
        <table:table-row table:style-name="TableLine94803570056000">
          <table:table-cell table:style-name="Таблица19.B2" office:value-type="string">
            <text:p text:style-name="P72">Используемые регистры</text:p>
          </table:table-cell>
          <table:table-cell table:style-name="Таблица19.C2" table:number-columns-spanned="2" office:value-type="string">
            <text:p text:style-name="P76"><text:span text:style-name="T38">AF</text:span></text:p>
          </table:table-cell>
          <table:covered-table-cell/>
        </table:table-row>
        <table:table-row table:style-name="TableLine94803570056000">
          <table:table-cell table:style-name="Таблица19.B2" office:value-type="string">
            <text:p text:style-name="P72">Длина</text:p>
          </table:table-cell>
          <table:table-cell table:style-name="Таблица19.C2" table:number-columns-spanned="2" office:value-type="string">
            <text:p text:style-name="Table_20_Contents"/>
          </table:table-cell>
          <table:covered-table-cell/>
        </table:table-row>
        <table:table-row table:style-name="TableLine94803570056000">
          <table:table-cell table:style-name="Таблица19.B2" office:value-type="string">
            <text:p text:style-name="P99">Время</text:p>
          </table:table-cell>
          <table:table-cell table:style-name="Таблица19.C2" table:number-columns-spanned="2" office:value-type="string">
            <text:p text:style-name="Table_20_Contents"/>
          </table:table-cell>
          <table:covered-table-cell/>
        </table:table-row>
      </table:table>
      <text:h text:style-name="Heading_20_3" text:outline-level="3">DOP32</text:h>
      <text:p text:style-name="P103">Дополнение 32-разрядных чисел.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 table:style-name="TableLine94803548473040">
          <table:table-cell table:style-name="Таблица20.A1" office:value-type="string">
            <text:p text:style-name="P77">Ввод</text:p>
          </table:table-cell>
          <table:table-cell table:style-name="Таблица20.A1" office:value-type="string">
            <text:p text:style-name="P73">HL</text:p>
          </table:table-cell>
          <table:table-cell table:style-name="Таблица20.C1" office:value-type="string">
            <text:p text:style-name="P77">Адрес операнда</text:p>
          </table:table-cell>
        </table:table-row>
        <table:table-row table:style-name="TableLine94803548473040">
          <table:table-cell table:style-name="Таблица20.A2" office:value-type="string">
            <text:p text:style-name="P77">Вывод</text:p>
          </table:table-cell>
          <table:table-cell table:style-name="Таблица20.A2" office:value-type="string">
            <text:p text:style-name="P73">HL</text:p>
          </table:table-cell>
          <table:table-cell table:style-name="Таблица20.C2" office:value-type="string">
            <text:p text:style-name="P77">Адрес дополненного операнда</text:p>
          </table:table-cell>
        </table:table-row>
        <table:table-row table:style-name="TableLine94803548473040">
          <table:table-cell table:style-name="Таблица20.A2" office:value-type="string">
            <text:p text:style-name="P72">Используемые регистры</text:p>
          </table:table-cell>
          <table:table-cell table:style-name="Таблица20.C2" table:number-columns-spanned="2" office:value-type="string">
            <text:p text:style-name="P76"><text:span text:style-name="T38">AF</text:span></text:p>
          </table:table-cell>
          <table:covered-table-cell/>
        </table:table-row>
        <table:table-row table:style-name="TableLine94803548473040">
          <table:table-cell table:style-name="Таблица20.A2" office:value-type="string">
            <text:p text:style-name="P72">Длина</text:p>
          </table:table-cell>
          <table:table-cell table:style-name="Таблица20.C2" table:number-columns-spanned="2" office:value-type="string">
            <text:p text:style-name="Table_20_Contents"/>
          </table:table-cell>
          <table:covered-table-cell/>
        </table:table-row>
        <table:table-row table:style-name="TableLine94803548473040">
          <table:table-cell table:style-name="Таблица20.A2" office:value-type="string">
            <text:p text:style-name="P99">Время</text:p>
          </table:table-cell>
          <table:table-cell table:style-name="Таблица20.C2" table:number-columns-spanned="2" office:value-type="string">
            <text:p text:style-name="Table_20_Contents"/>
          </table:table-cell>
          <table:covered-table-cell/>
        </table:table-row>
      </table:table>
      <text:h text:style-name="Heading_20_3" text:outline-level="3">SUB32</text:h>
      <text:p text:style-name="P104">Вычитание 32-разрядных чисел.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 table:style-name="TableLine94803573215648">
          <table:table-cell table:style-name="Таблица21.A1" table:number-rows-spanned="2" office:value-type="string">
            <text:p text:style-name="P74">Ввод</text:p>
          </table:table-cell>
          <table:table-cell table:style-name="Таблица21.A1" office:value-type="string">
            <text:p text:style-name="P74">HL</text:p>
          </table:table-cell>
          <table:table-cell table:style-name="Таблица21.C1" office:value-type="string">
            <text:p text:style-name="P78">Адрес <text:span text:style-name="T39">уменьшаемого</text:span><text:span text:style-name="T38"> 1</text:span></text:p>
          </table:table-cell>
        </table:table-row>
        <table:table-row table:style-name="TableLine94803573215648">
          <table:covered-table-cell/>
          <table:table-cell table:style-name="Таблица21.B2" office:value-type="string">
            <text:p text:style-name="P74">DE</text:p>
          </table:table-cell>
          <table:table-cell table:style-name="Таблица21.C2" office:value-type="string">
            <text:p text:style-name="P74">Адрес <text:span text:style-name="T39">вычитаемого</text:span></text:p>
          </table:table-cell>
        </table:table-row>
        <table:table-row table:style-name="TableLine94803573215648">
          <table:table-cell table:style-name="Таблица21.B2" office:value-type="string">
            <text:p text:style-name="P74">Вывод</text:p>
          </table:table-cell>
          <table:table-cell table:style-name="Таблица21.B2" office:value-type="string">
            <text:p text:style-name="P74">HL</text:p>
          </table:table-cell>
          <table:table-cell table:style-name="Таблица21.C2" office:value-type="string">
            <text:p text:style-name="P74">Адрес суммы (вместо <text:span text:style-name="T39">уменьшаемого</text:span>)</text:p>
          </table:table-cell>
        </table:table-row>
        <table:table-row table:style-name="TableLine94803573215648">
          <table:table-cell table:style-name="Таблица21.B2" office:value-type="string">
            <text:p text:style-name="P74">Используемые регистры</text:p>
          </table:table-cell>
          <table:table-cell table:style-name="Таблица21.C2" table:number-columns-spanned="2" office:value-type="string">
            <text:p text:style-name="P78"><text:span text:style-name="T38">AF</text:span></text:p>
          </table:table-cell>
          <table:covered-table-cell/>
        </table:table-row>
        <table:table-row table:style-name="TableLine94803573215648">
          <table:table-cell table:style-name="Таблица21.B2" office:value-type="string">
            <text:p text:style-name="P74">Длина</text:p>
          </table:table-cell>
          <table:table-cell table:style-name="Таблица21.C2" table:number-columns-spanned="2" office:value-type="string">
            <text:p text:style-name="P78"/>
          </table:table-cell>
          <table:covered-table-cell/>
        </table:table-row>
        <table:table-row table:style-name="TableLine94803573215648">
          <table:table-cell table:style-name="Таблица21.B2" office:value-type="string">
            <text:p text:style-name="P99">Время</text:p>
          </table:table-cell>
          <table:table-cell table:style-name="Таблица21.C2" table:number-columns-spanned="2" office:value-type="string">
            <text:p text:style-name="P78"/>
          </table:table-cell>
          <table:covered-table-cell/>
        </table:table-row>
      </table:table>
      <text:h text:style-name="Heading_20_3" text:outline-level="3">MUL32</text:h>
      <text:p text:style-name="P105">Умножение 32-разрядных чисел.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 table:style-name="TableLine94803572408416">
          <table:table-cell table:style-name="Таблица22.A1" table:number-rows-spanned="2" office:value-type="string">
            <text:p text:style-name="P75">Ввод</text:p>
          </table:table-cell>
          <table:table-cell table:style-name="Таблица22.A1" office:value-type="string">
            <text:p text:style-name="P75">HL</text:p>
          </table:table-cell>
          <table:table-cell table:style-name="Таблица22.C1" office:value-type="string">
            <text:p text:style-name="P79">Адрес множимого</text:p>
          </table:table-cell>
        </table:table-row>
        <table:table-row table:style-name="TableLine94803572408416">
          <table:covered-table-cell/>
          <table:table-cell table:style-name="Таблица22.B2" office:value-type="string">
            <text:p text:style-name="P75">DE</text:p>
          </table:table-cell>
          <table:table-cell table:style-name="Таблица22.C2" office:value-type="string">
            <text:p text:style-name="P79"><text:span text:style-name="T38">Адрес </text:span><text:span text:style-name="T41">множителя</text:span></text:p>
          </table:table-cell>
        </table:table-row>
        <table:table-row table:style-name="TableLine94803572408416">
          <table:table-cell table:style-name="Таблица22.B2" office:value-type="string">
            <text:p text:style-name="P75">Вывод</text:p>
          </table:table-cell>
          <table:table-cell table:style-name="Таблица22.B2" office:value-type="string">
            <text:p text:style-name="P75">HL</text:p>
          </table:table-cell>
          <table:table-cell table:style-name="Таблица22.C2" office:value-type="string">
            <text:p text:style-name="P75">Адрес <text:span text:style-name="T40">произведения</text:span> (вместо <text:span text:style-name="T40">множимого</text:span>)</text:p>
          </table:table-cell>
        </table:table-row>
        <table:table-row table:style-name="TableLine94803572408416">
          <table:table-cell table:style-name="Таблица22.B2" office:value-type="string">
            <text:p text:style-name="P75">Используемые регистры</text:p>
          </table:table-cell>
          <table:table-cell table:style-name="Таблица22.C2" table:number-columns-spanned="2" office:value-type="string">
            <text:p text:style-name="P81">AF, B</text:p>
          </table:table-cell>
          <table:covered-table-cell/>
        </table:table-row>
        <table:table-row table:style-name="TableLine94803572408416">
          <table:table-cell table:style-name="Таблица22.B2" office:value-type="string">
            <text:p text:style-name="P80">Длина</text:p>
          </table:table-cell>
          <table:table-cell table:style-name="Таблица22.C2" table:number-columns-spanned="2" office:value-type="string">
            <text:p text:style-name="P80"/>
          </table:table-cell>
          <table:covered-table-cell/>
        </table:table-row>
        <table:table-row table:style-name="TableLine94803572408416">
          <table:table-cell table:style-name="Таблица22.B2" office:value-type="string">
            <text:p text:style-name="P80">Время</text:p>
          </table:table-cell>
          <table:table-cell table:style-name="Таблица22.C2" table:number-columns-spanned="2" office:value-type="string">
            <text:p text:style-name="P80">Не более 11022 тактов</text:p>
          </table:table-cell>
          <table:covered-table-cell/>
        </table:table-row>
      </table:table>
      <text:h text:style-name="P70" text:outline-level="1">GRLIB</text:h>
      <text:h text:style-name="Heading_20_2" text:outline-level="2">Описание функций</text:h>
      <text:h text:style-name="Heading_20_3" text:outline-level="3">GR_RESOLUTION <text:span text:style-name="T7">(GR_RES)</text:span></text:h>
      <text:p text:style-name="P3">Функция производит установку разрешения экрана.</text:p>
      <text:h text:style-name="Heading_20_3" text:outline-level="3">GR_START_BUF_ADDR <text:span text:style-name="T7">(GR_SBA)</text:span></text:h>
      <text:p text:style-name="P3">Установка начального адреса видеобуфера</text:p>
      <text:h text:style-name="Heading_20_3" text:outline-level="3">GR_BORDER <text:span text:style-name="T7">(GR_BRD)</text:span></text:h>
      <text:p text:style-name="P3">Установка границ отображаемой картинки на экране.</text:p>
      <text:h text:style-name="Heading_20_3" text:outline-level="3">GR_INTERSECTION_STYLE <text:span text:style-name="T7">(GR_IS)</text:span></text:h>
      <text:p text:style-name="P3">Установка стиля пересечений.</text:p>
      <text:h text:style-name="Heading_20_3" text:outline-level="3">GR_FONT</text:h>
      <text:p text:style-name="P3">Установка таблицы шрифтов.</text:p>
      <text:h text:style-name="Heading_20_3" text:outline-level="3">GR_SYM_PARAMETERS (GR_SP)</text:h>
      <text:p text:style-name="P3">Установка параметров выводимых символов.</text:p>
      <text:h text:style-name="Heading_20_3" text:outline-level="3">GR_GAP</text:h>
      <text:p text:style-name="P3">Установка расстояния между символами.</text:p>
      <text:h text:style-name="Heading_20_3" text:outline-level="3">GR_DOT</text:h>
      <text:p text:style-name="P3">Рисование точки.</text:p>
      <text:h text:style-name="Heading_20_3" text:outline-level="3">GR_WRSYM</text:h>
      <text:p text:style-name="P3">Рисование одного символа.</text:p>
      <text:h text:style-name="Heading_20_3" text:outline-level="3">GR_STOPT</text:h>
      <text:p text:style-name="P3">Рисование строки пропорционального текста.</text:p>
      <text:h text:style-name="Heading_20_3" text:outline-level="3">GR_STMONO (GR_STMN)</text:h>
      <text:p text:style-name="P3">Рисование строки моноширинного текста.</text:p>
      <text:h text:style-name="Heading_20_3" text:outline-level="3"><text:soft-page-break/>GR_LINE</text:h>
      <text:p text:style-name="P3">Рисование прямых линий.</text:p>
      <text:h text:style-name="Heading_20_3" text:outline-level="3">GR_CIRCLE (GR_CIR)</text:h>
      <text:p text:style-name="P3">Рисование окружностей.</text:p>
      <text:h text:style-name="Heading_20_3" text:outline-level="3">GR_FRAME</text:h>
      <text:p text:style-name="P3">Рисование (скругленных) прямоугольников.</text:p>
      <text:h text:style-name="P69" text:outline-level="1">W25</text:h>
      <text:h text:style-name="P69" text:outline-level="1">BFAT</text:h>
      <text:p text:style-name="P4">Недо-файловая система BFAT разработана для работы с ПЗУ 25-й серии. <text:span text:style-name="T12">Она представляет из себя недоразвитый аналог FAT16.</text:span></text:p>
      <text:p text:style-name="P5">Микросхемы ПЗУ 25-й серии имеют размер сектора 4кБ, BFAT использует такой же размер кластера.</text:p>
      <text:p text:style-name="P8"><text:span text:style-name="T8">Файловая система работает с 16-битными указателями на кластер. </text:span><text:span text:style-name="T4">У</text:span><text:span text:style-name="T9">читывая, что один указатель занимает 2 байта, а длина кластера – 4096, максимальное количество адресуемых кластеров – </text:span><text:span text:style-name="T12">65536</text:span><text:span text:style-name="T9">, что составляет </text:span><text:span text:style-name="T12">256</text:span><text:span text:style-name="T9">МБ.</text:span></text:p>
      <text:h text:style-name="Heading_20_2" text:outline-level="2">Структура директории</text:h>
      <text:p text:style-name="P6">Каждая директория, будучи не пустой, содержит дескрипторы файлов или своих субдиректорий. Дескриптор имеет длину 32 байта. Структура дескриптора приведена в таблице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TableLine94803526762528">
          <table:table-cell table:style-name="Таблица1.A1" office:value-type="string">
            <text:p text:style-name="P33">0-7</text:p>
          </table:table-cell>
          <table:table-cell table:style-name="Таблица1.A1" office:value-type="string">
            <text:p text:style-name="P33">8-10</text:p>
          </table:table-cell>
          <table:table-cell table:style-name="Таблица1.A1" office:value-type="string">
            <text:p text:style-name="P33">11</text:p>
          </table:table-cell>
          <table:table-cell table:style-name="Таблица1.A1" office:value-type="string">
            <text:p text:style-name="P33">12-21</text:p>
          </table:table-cell>
          <table:table-cell table:style-name="Таблица1.A1" office:value-type="string">
            <text:p text:style-name="P33">22-25</text:p>
          </table:table-cell>
          <table:table-cell table:style-name="Таблица1.A1" office:value-type="string">
            <text:p text:style-name="P33">26-27</text:p>
          </table:table-cell>
          <table:table-cell table:style-name="Таблица1.G1" office:value-type="string">
            <text:p text:style-name="P33">28-31</text:p>
          </table:table-cell>
        </table:table-row>
        <table:table-row table:style-name="TableLine94803526816512">
          <table:table-cell table:style-name="Таблица1.A2" office:value-type="string">
            <text:p text:style-name="P33">Имя файла</text:p>
          </table:table-cell>
          <table:table-cell table:style-name="Таблица1.A2" office:value-type="string">
            <text:p text:style-name="P33">Расширение</text:p>
          </table:table-cell>
          <table:table-cell table:style-name="Таблица1.A2" office:value-type="string">
            <text:p text:style-name="P33">Статус</text:p>
          </table:table-cell>
          <table:table-cell table:style-name="Таблица1.A2" office:value-type="string">
            <text:p text:style-name="P33">Зарезервировано <text:span text:style-name="T11">(всегда $FF)</text:span></text:p>
          </table:table-cell>
          <table:table-cell table:style-name="Таблица1.A2" office:value-type="string">
            <text:p text:style-name="P33">Зарезервировано <text:span text:style-name="T11">(всегда $00)</text:span></text:p>
          </table:table-cell>
          <table:table-cell table:style-name="Таблица1.A2" office:value-type="string">
            <text:p text:style-name="P33">Первый кластер на диске</text:p>
          </table:table-cell>
          <table:table-cell table:style-name="Таблица1.G2" office:value-type="string">
            <text:p text:style-name="P33">Длина</text:p>
          </table:table-cell>
        </table:table-row>
      </table:table>
      <text:p text:style-name="P63">Имя файла/каталога имеет фиксированную длину 8 байт. Если имя короче 8 байт, лишние байты должны заполняться значением $20 (пробел). Поле расширения имеет длину 3 байта. Аналогично имени, если файл имеет расширение короче 3 символов, оставшиеся байты заполняются пробелами. Всякий файл должен иметь расширение. Для каталогов поле расширение должно быть заполнено пробелами.</text:p>
      <text:p text:style-name="P65">Расшифровка полей байта статуса приведена в таблице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803526822224">
          <table:table-cell table:style-name="Таблица2.A1" office:value-type="string">
            <text:p text:style-name="P35">Бит</text:p>
          </table:table-cell>
          <table:table-cell table:style-name="Таблица2.B1" office:value-type="string">
            <text:p text:style-name="P36">Назначение</text:p>
          </table:table-cell>
        </table:table-row>
        <table:table-row table:style-name="TableLine94803526839008">
          <table:table-cell table:style-name="Таблица2.A2" office:value-type="string">
            <text:p text:style-name="P32">7</text:p>
          </table:table-cell>
          <table:table-cell table:style-name="Таблица2.B2" office:value-type="string">
            <text:p text:style-name="P31">Зарезервировано</text:p>
          </table:table-cell>
        </table:table-row>
        <table:table-row table:style-name="TableLine94803526840544">
          <table:table-cell table:style-name="Таблица2.A2" office:value-type="string">
            <text:p text:style-name="P32">6</text:p>
          </table:table-cell>
          <table:table-cell table:style-name="Таблица2.B2" office:value-type="string">
            <text:p text:style-name="P31">Зарезервировано</text:p>
          </table:table-cell>
        </table:table-row>
        <table:table-row table:style-name="TableLine94803526841184">
          <table:table-cell table:style-name="Таблица2.A2" office:value-type="string">
            <text:p text:style-name="P32">5</text:p>
          </table:table-cell>
          <table:table-cell table:style-name="Таблица2.B2" office:value-type="string">
            <text:p text:style-name="P31">Файл/каталог архивирован</text:p>
          </table:table-cell>
        </table:table-row>
        <table:table-row table:style-name="TableLine94803526841984">
          <table:table-cell table:style-name="Таблица2.A2" office:value-type="string">
            <text:p text:style-name="P32">4</text:p>
          </table:table-cell>
          <table:table-cell table:style-name="Таблица2.B2" office:value-type="string">
            <text:p text:style-name="P31">Это каталог</text:p>
          </table:table-cell>
        </table:table-row>
        <table:table-row table:style-name="TableLine94803526842784">
          <table:table-cell table:style-name="Таблица2.A2" office:value-type="string">
            <text:p text:style-name="P32">3</text:p>
          </table:table-cell>
          <table:table-cell table:style-name="Таблица2.B2" office:value-type="string">
            <text:p text:style-name="P31">Зарезервировано</text:p>
          </table:table-cell>
        </table:table-row>
        <table:table-row table:style-name="TableLine94803526843536">
          <table:table-cell table:style-name="Таблица2.A2" office:value-type="string">
            <text:p text:style-name="P32">2</text:p>
          </table:table-cell>
          <table:table-cell table:style-name="Таблица2.B2" office:value-type="string">
            <text:p text:style-name="P31">Системный файл/каталог</text:p>
          </table:table-cell>
        </table:table-row>
        <table:table-row table:style-name="TableLine94803526844336">
          <table:table-cell table:style-name="Таблица2.A2" office:value-type="string">
            <text:p text:style-name="P32">1</text:p>
          </table:table-cell>
          <table:table-cell table:style-name="Таблица2.B2" office:value-type="string">
            <text:p text:style-name="P31">Скрытый (hidden) файл/каталог</text:p>
          </table:table-cell>
        </table:table-row>
        <table:table-row table:style-name="TableLine94803526845136">
          <table:table-cell table:style-name="Таблица2.A2" office:value-type="string">
            <text:p text:style-name="P32">0</text:p>
          </table:table-cell>
          <table:table-cell table:style-name="Таблица2.B2" office:value-type="string">
            <text:p text:style-name="P31">Файл/каталог только для чтения</text:p>
          </table:table-cell>
        </table:table-row>
      </table:table>
      <text:p text:style-name="P64">Байты 12-21 являются зарезервированными, значение в них всегда $FF. Байты 22-25 являются зарезервированными для даты и времени последнего обновления файла/каталога, значение в них всегда $00. В байтах 26-27 содержится номер первого кластера файла/каталога на диске. Номера следующих кластеров можно посмотреть в таблице FAT. В поле 28-31 содержится длина файла в байтах.</text:p>
      <text:p text:style-name="P5"><text:soft-page-break/></text:p>
      <text:h text:style-name="Heading_20_2" text:outline-level="2">Выделенная память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TableLine94803526593184">
          <table:table-cell table:style-name="Таблица10.A1" office:value-type="string">
            <text:p text:style-name="P51">Название переменной</text:p>
          </table:table-cell>
          <table:table-cell table:style-name="Таблица10.A1" office:value-type="string">
            <text:p text:style-name="P51">Тип</text:p>
          </table:table-cell>
          <table:table-cell table:style-name="Таблица10.C1" office:value-type="string">
            <text:p text:style-name="P51">Описание</text:p>
          </table:table-cell>
        </table:table-row>
        <table:table-row table:style-name="TableLine94803526772496">
          <table:table-cell table:style-name="Таблица10.A2" office:value-type="string">
            <text:p text:style-name="Table_20_Contents">SYSCELL_DISKBUF_ADDR</text:p>
          </table:table-cell>
          <table:table-cell table:style-name="Таблица10.A2" office:value-type="string">
            <text:p text:style-name="Table_20_Contents">word</text:p>
          </table:table-cell>
          <table:table-cell table:style-name="Таблица10.C2" office:value-type="string">
            <text:p text:style-name="Table_20_Contents">переменная, содержащая указатель на начало буфера диска (4кБ) в памяти.</text:p>
          </table:table-cell>
        </table:table-row>
        <table:table-row table:style-name="TableLine94803526784688">
          <table:table-cell table:style-name="Таблица10.A2" office:value-type="string">
            <text:p text:style-name="Table_20_Contents">SYSCELL_FAT_POINTER</text:p>
          </table:table-cell>
          <table:table-cell table:style-name="Таблица10.A2" office:value-type="string">
            <text:p text:style-name="Table_20_Contents">word</text:p>
          </table:table-cell>
          <table:table-cell table:style-name="Таблица10.C2" office:value-type="string">
            <text:p text:style-name="Table_20_Contents">переменная, которая содержит указатель на рассматриваемый кластер диска.</text:p>
          </table:table-cell>
        </table:table-row>
        <table:table-row table:style-name="TableLine94803526787232">
          <table:table-cell table:style-name="Таблица10.A2" office:value-type="string">
            <text:p text:style-name="Table_20_Contents">SYSCELL_FAT_SF_STATUS</text:p>
          </table:table-cell>
          <table:table-cell table:style-name="Таблица10.A2" office:value-type="string">
            <text:p text:style-name="Table_20_Contents">byte</text:p>
          </table:table-cell>
          <table:table-cell table:style-name="Таблица10.C2" office:value-type="string">
            <text:p text:style-name="Table_20_Contents">переменная, в которую записывается статус <text:span text:style-name="T10">текущего</text:span> файла/каталога</text:p>
          </table:table-cell>
        </table:table-row>
        <table:table-row table:style-name="TableLine94803526785328">
          <table:table-cell table:style-name="Таблица10.A2" office:value-type="string">
            <text:p text:style-name="Table_20_Contents">SYSCELL_FAT_SF_LEN</text:p>
          </table:table-cell>
          <table:table-cell table:style-name="Таблица10.A2" office:value-type="string">
            <text:p text:style-name="Table_20_Contents">uint32_t</text:p>
          </table:table-cell>
          <table:table-cell table:style-name="Таблица10.C2" office:value-type="string">
            <text:p text:style-name="Table_20_Contents">переменная, в которую записывается длина найденного файла/каталога</text:p>
          </table:table-cell>
        </table:table-row>
        <table:table-row table:style-name="TableLine94803526798016">
          <table:table-cell table:style-name="Таблица10.A2" office:value-type="string">
            <text:p text:style-name="Table_20_Contents">SYSCELL_FBP11</text:p>
          </table:table-cell>
          <table:table-cell table:style-name="Таблица10.A2" office:value-type="string">
            <text:p text:style-name="P22">char[11]</text:p>
          </table:table-cell>
          <table:table-cell table:style-name="Таблица10.C2" office:value-type="string">
            <text:p text:style-name="P22"><text:span text:style-name="T29">М</text:span><text:span text:style-name="T30">ассив </text:span>длины 11<text:span text:style-name="T30">.</text:span> Требуется для работы функци<text:span text:style-name="T30">й FAT_FBP и FAT_FBRP.</text:span></text:p>
          </table:table-cell>
        </table:table-row>
      </table:table>
      <text:h text:style-name="Heading_20_2" text:outline-level="2">Описание функций</text:h>
      <text:h text:style-name="Heading_20_3" text:outline-level="3">FAT_DISK_INIT (FAT_DI)</text:h>
      <text:p text:style-name="P12">Функция производит инициализацию диска (устанавливает указатель на дескриптор диска, бит SS (разрешение работы) интерфейса SPI, указатель на начальный адрес 4кБ буфера диска DISKBUF).</text:p>
      <table:table table:name="Таблица11" table:style-name="Таблица11">
        <table:table-column table:style-name="Таблица11.A"/>
        <table:table-column table:style-name="Таблица11.B"/>
        <table:table-row table:style-name="TableLine94803526860336">
          <table:table-cell table:style-name="Таблица11.A1" office:value-type="string">
            <text:p text:style-name="P55">Ввод</text:p>
          </table:table-cell>
          <table:table-cell table:style-name="Таблица11.B1" office:value-type="string">
            <text:p text:style-name="P55">Нет</text:p>
          </table:table-cell>
        </table:table-row>
        <table:table-row table:style-name="TableLine94803526882496">
          <table:table-cell table:style-name="Таблица11.A2" office:value-type="string">
            <text:p text:style-name="P55">Вывод</text:p>
          </table:table-cell>
          <table:table-cell table:style-name="Таблица11.B2" office:value-type="string">
            <text:p text:style-name="P55">Нет</text:p>
          </table:table-cell>
        </table:table-row>
        <table:table-row table:style-name="TableLine94803526884032">
          <table:table-cell table:style-name="Таблица11.A2" office:value-type="string">
            <text:p text:style-name="P55">Используемые регистры</text:p>
          </table:table-cell>
          <table:table-cell table:style-name="Таблица11.B2" office:value-type="string">
            <text:p text:style-name="P55">Все</text:p>
          </table:table-cell>
        </table:table-row>
        <table:table-row table:style-name="TableLine94803526884672">
          <table:table-cell table:style-name="Таблица11.A2" office:value-type="string">
            <text:p text:style-name="Table_20_Contents">Используемая память</text:p>
          </table:table-cell>
          <table:table-cell table:style-name="Таблица11.B2" office:value-type="string">
            <text:p text:style-name="Table_20_Contents">SYSCELL_DISKBUF_ADDR</text:p>
          </table:table-cell>
        </table:table-row>
        <table:table-row table:style-name="TableLine94803526885472">
          <table:table-cell table:style-name="Таблица11.A2" table:number-rows-spanned="2" office:value-type="string">
            <text:p text:style-name="P55">Используемые функции</text:p>
          </table:table-cell>
          <table:table-cell table:style-name="Таблица11.B2" office:value-type="string">
            <text:p text:style-name="P55">W25_SET_BASE_ADDRESS (W25)</text:p>
          </table:table-cell>
        </table:table-row>
        <table:table-row table:style-name="TableLine94803526886272">
          <table:covered-table-cell/>
          <table:table-cell table:style-name="Таблица11.B2" office:value-type="string">
            <text:p text:style-name="P55">W25_SET_SS_BIT (W25)</text:p>
          </table:table-cell>
        </table:table-row>
      </table:table>
      <text:h text:style-name="Heading_20_3" text:outline-level="3">FAT_SET_POINTER_TO_ROOT (FAT_SPR)</text:h>
      <text:p text:style-name="P13">Функция устанавливает в ячейку памяти SYSCELL_FAT_POINTER указатель на первый кластер начальной (root) директории.</text:p>
      <table:table table:name="Таблица12" table:style-name="Таблица12">
        <table:table-column table:style-name="Таблица12.A"/>
        <table:table-column table:style-name="Таблица12.B"/>
        <table:table-row table:style-name="TableLine94803526888768">
          <table:table-cell table:style-name="Таблица12.A1" office:value-type="string">
            <text:p text:style-name="P55">Ввод</text:p>
          </table:table-cell>
          <table:table-cell table:style-name="Таблица12.B1" office:value-type="string">
            <text:p text:style-name="P55">Нет</text:p>
          </table:table-cell>
        </table:table-row>
        <table:table-row table:style-name="TableLine94803526896560">
          <table:table-cell table:style-name="Таблица12.A2" office:value-type="string">
            <text:p text:style-name="P55">Вывод</text:p>
          </table:table-cell>
          <table:table-cell table:style-name="Таблица12.B2" office:value-type="string">
            <text:p text:style-name="P55">Нет</text:p>
          </table:table-cell>
        </table:table-row>
        <table:table-row table:style-name="TableLine94803526898096">
          <table:table-cell table:style-name="Таблица12.A2" office:value-type="string">
            <text:p text:style-name="P55">Используемые регистры</text:p>
          </table:table-cell>
          <table:table-cell table:style-name="Таблица12.B2" office:value-type="string">
            <text:p text:style-name="P55">H, L</text:p>
          </table:table-cell>
        </table:table-row>
        <table:table-row table:style-name="TableLine94803526898736">
          <table:table-cell table:style-name="Таблица12.A2" office:value-type="string">
            <text:p text:style-name="Table_20_Contents">Используемая память</text:p>
          </table:table-cell>
          <table:table-cell table:style-name="Таблица12.B2" office:value-type="string">
            <text:p text:style-name="P55">SYSCELL_FAT_POINTER</text:p>
          </table:table-cell>
        </table:table-row>
      </table:table>
      <text:h text:style-name="Heading_20_3" text:outline-level="3">FAT_FIND_NEXT_CLUSTER (FAT_FNC)</text:h>
      <text:p text:style-name="P7"><text:span text:style-name="T14">Функция осуществляет поиск </text:span><text:span text:style-name="T1">номера следующего кластера файла или субдиректории.</text:span><text:span text:style-name="T2"> </text:span><text:span text:style-name="T5">Т</text:span><text:span text:style-name="T2">аблица FAT имеет фиксированное положение на диске – номер 1 </text:span><text:span text:style-name="T13">(при необходимости может быть расширена)</text:span><text:span text:style-name="T2">. При поиске следующего кластера файла или субдиректории подпрограмма FAT_FNC не нуждается в информации, где находится кластер FAT, так как положение </text:span><text:span text:style-name="T15">первого кластера FAT</text:span><text:span text:style-name="T2"> фиксировано.</text:span></text:p>
      <text:h text:style-name="Heading_20_3" text:outline-level="3"><text:soft-page-break/>FAT_FIND_BY_NAME (FAT_FBN)</text:h>
      <text:p text:style-name="P1">Функция осуществляет поиск номера первого кластера по строке-имени. 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TableLine94803526900320">
          <table:table-cell table:style-name="Таблица13.A1" table:number-rows-spanned="2" office:value-type="string">
            <text:p text:style-name="Table_20_Contents">Ввод</text:p>
          </table:table-cell>
          <table:table-cell table:style-name="Таблица13.A1" office:value-type="string">
            <text:p text:style-name="Table_20_Contents">[SP+4]</text:p>
          </table:table-cell>
          <table:table-cell table:style-name="Таблица13.C1" office:value-type="string">
            <text:p text:style-name="Table_20_Contents">Начальный адрес строки, содержащей имя искомого файла или субдиректории</text:p>
          </table:table-cell>
        </table:table-row>
        <table:table-row table:style-name="TableLine94803526927840">
          <table:covered-table-cell/>
          <table:table-cell table:style-name="Таблица13.B2" office:value-type="string">
            <text:p text:style-name="Table_20_Contents">[SP+2]</text:p>
          </table:table-cell>
          <table:table-cell table:style-name="Таблица13.C2" office:value-type="string">
            <text:p text:style-name="Table_20_Contents">Номер начального кластера субдиректории, в которой ведется поиск</text:p>
          </table:table-cell>
        </table:table-row>
        <table:table-row table:style-name="TableLine94803526929344">
          <table:table-cell table:style-name="Таблица13.B2" table:number-rows-spanned="3" office:value-type="string">
            <text:p text:style-name="Table_20_Contents">Вывод</text:p>
          </table:table-cell>
          <table:table-cell table:style-name="Таблица13.B2" office:value-type="string">
            <text:p text:style-name="Table_20_Contents">[SP+4]</text:p>
          </table:table-cell>
          <table:table-cell table:style-name="Таблица13.C2" office:value-type="string">
            <text:p text:style-name="Table_20_Contents">Номер первого кластера найденного файла или субдиректории</text:p>
          </table:table-cell>
        </table:table-row>
        <table:table-row table:style-name="TableLine94803526930624">
          <table:covered-table-cell/>
          <table:table-cell table:style-name="Таблица13.B2" office:value-type="string">
            <text:p text:style-name="Table_20_Contents">[SP+2]</text:p>
          </table:table-cell>
          <table:table-cell table:style-name="Таблица13.C2" office:value-type="string">
            <text:p text:style-name="Table_20_Contents">Статус найденного файла/субдиректории</text:p>
          </table:table-cell>
        </table:table-row>
        <table:table-row table:style-name="TableLine94803526932112">
          <table:covered-table-cell/>
          <table:table-cell table:style-name="Таблица13.B2" office:value-type="string">
            <text:p text:style-name="P56">CY</text:p>
          </table:table-cell>
          <table:table-cell table:style-name="Таблица13.C2" office:value-type="string">
            <text:p text:style-name="Table_20_Contents"><text:span text:style-name="T31">Е</text:span>сли равен 0, то успешно, если 1 – файл/субдиректорию не удалось найти</text:p>
          </table:table-cell>
        </table:table-row>
        <table:table-row table:style-name="TableLine94803526933696">
          <table:table-cell table:style-name="Таблица13.B2" office:value-type="string">
            <text:p text:style-name="P56">Используемые регистры</text:p>
          </table:table-cell>
          <table:table-cell table:style-name="Таблица13.C2" table:number-columns-spanned="2" office:value-type="string">
            <text:p text:style-name="P56">Все</text:p>
          </table:table-cell>
          <table:covered-table-cell/>
        </table:table-row>
        <table:table-row table:style-name="TableLine94803526935376">
          <table:table-cell table:style-name="Таблица13.B2" table:number-rows-spanned="3" office:value-type="string">
            <text:p text:style-name="P56">Используемая память</text:p>
          </table:table-cell>
          <table:table-cell table:style-name="Таблица13.C2" table:number-columns-spanned="2" office:value-type="string">
            <text:p text:style-name="P56">Массив DISKBUF длины $1000</text:p>
          </table:table-cell>
          <table:covered-table-cell/>
        </table:table-row>
        <table:table-row table:style-name="TableLine94803526936176">
          <table:covered-table-cell/>
          <table:table-cell table:style-name="Таблица13.C2" table:number-columns-spanned="2" office:value-type="string">
            <text:p text:style-name="P56">SYSCELL_FAT_SF_STATUS (byte)</text:p>
          </table:table-cell>
          <table:covered-table-cell/>
        </table:table-row>
        <table:table-row table:style-name="TableLine94803526937520">
          <table:covered-table-cell/>
          <table:table-cell table:style-name="Таблица13.C2" table:number-columns-spanned="2" office:value-type="string">
            <text:p text:style-name="P56">SYSCELL_FAT_SF_LEN (uint32_t)</text:p>
          </table:table-cell>
          <table:covered-table-cell/>
        </table:table-row>
        <table:table-row table:style-name="TableLine94803526938784">
          <table:table-cell table:style-name="Таблица13.B2" table:number-rows-spanned="5" office:value-type="string">
            <text:p text:style-name="P56">Используемые функции</text:p>
          </table:table-cell>
          <table:table-cell table:style-name="Таблица13.C2" table:number-columns-spanned="2" office:value-type="string">
            <text:p text:style-name="P56">CMP16 (Standart Arithmetic)</text:p>
          </table:table-cell>
          <table:covered-table-cell/>
        </table:table-row>
        <table:table-row table:style-name="TableLine94803526939584">
          <table:covered-table-cell/>
          <table:table-cell table:style-name="Таблица13.C2" table:number-columns-spanned="2" office:value-type="string">
            <text:p text:style-name="P56">COPCOUNT (AFS4)</text:p>
          </table:table-cell>
          <table:covered-table-cell/>
        </table:table-row>
        <table:table-row table:style-name="TableLine94803526940928">
          <table:covered-table-cell/>
          <table:table-cell table:style-name="Таблица13.C2" table:number-columns-spanned="2" office:value-type="string">
            <text:p text:style-name="P56">STRCMP (AFS4)</text:p>
          </table:table-cell>
          <table:covered-table-cell/>
        </table:table-row>
        <table:table-row table:style-name="TableLine94803526942272">
          <table:covered-table-cell/>
          <table:table-cell table:style-name="Таблица13.C2" table:number-columns-spanned="2" office:value-type="string">
            <text:p text:style-name="P56">W25_CLUSTER_READ (W25)</text:p>
          </table:table-cell>
          <table:covered-table-cell/>
        </table:table-row>
        <table:table-row table:style-name="TableLine94803526943616">
          <table:covered-table-cell/>
          <table:table-cell table:style-name="Таблица13.C2" table:number-columns-spanned="2" office:value-type="string">
            <text:p text:style-name="P56">FAT_FNC (BFAT)</text:p>
          </table:table-cell>
          <table:covered-table-cell/>
        </table:table-row>
      </table:table>
      <text:h text:style-name="Heading_20_3" text:outline-level="3"><text:span text:style-name="T1">FAT_FIND_BY_PATH (FAT_FBP) </text:span><text:span text:style-name="T21">&amp; </text:span>FAT_FIND_BY_RELATIVE_PATH (FAT_FBRP)</text:h>
      <text:p text:style-name="P2">Функция осуществляет поиск указателя на первый кластер файла по строке-пути. <text:span text:style-name="T6">Функцией FAT_FBP поиск осуществляется с root-директории. Для функции FAT_FBRP начальная директория задается переменной </text:span><text:span text:style-name="T3">SYSCELL_FAT_POINTER.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TableLine94803526947408">
          <table:table-cell table:style-name="Таблица14.A1" table:number-rows-spanned="2" office:value-type="string">
            <text:p text:style-name="P57">Ввод</text:p>
          </table:table-cell>
          <table:table-cell table:style-name="Таблица14.A1" office:value-type="string">
            <text:p text:style-name="P57">[SP+2]</text:p>
          </table:table-cell>
          <table:table-cell table:style-name="Таблица14.C1" office:value-type="string">
            <text:p text:style-name="P57">Указатель на строку-путь файла</text:p>
          </table:table-cell>
        </table:table-row>
        <table:table-row table:style-name="TableLine94803526997648">
          <table:covered-table-cell/>
          <table:table-cell table:style-name="Таблица14.B2" office:value-type="string">
            <text:p text:style-name="Table_20_Contents">SYSCELL_FAT_POINTER <text:span text:style-name="T32">(word)</text:span></text:p>
          </table:table-cell>
          <table:table-cell table:style-name="Таблица14.C2" office:value-type="string">
            <text:p text:style-name="Table_20_Contents">указатель на каталог, в котором начнется поиск (только для FAT_FBRP)</text:p>
          </table:table-cell>
        </table:table-row>
        <table:table-row table:style-name="TableLine94803527000416">
          <table:table-cell table:style-name="Таблица14.B2" table:number-rows-spanned="2" office:value-type="string">
            <text:p text:style-name="P57">Вывод</text:p>
          </table:table-cell>
          <table:table-cell table:style-name="Таблица14.B2" office:value-type="string">
            <text:p text:style-name="Table_20_Contents">[SP+2]</text:p>
          </table:table-cell>
          <table:table-cell table:style-name="Таблица14.C2" office:value-type="string">
            <text:p text:style-name="P22"><text:span text:style-name="T33">Старший байт – статус. Если равен 0, то </text:span><text:span text:style-name="T34">указатель найден. Если 1, то ошибка формата пути. Если 2, то ошибка пути.</text:span></text:p>
          </table:table-cell>
        </table:table-row>
        <table:table-row table:style-name="TableLine94803527001696">
          <table:covered-table-cell/>
          <table:table-cell table:style-name="Таблица14.B2" office:value-type="string">
            <text:p text:style-name="Table_20_Contents">SYSCELL_FAT_POINTER (word)</text:p>
          </table:table-cell>
          <table:table-cell table:style-name="Таблица14.C2" office:value-type="string">
            <text:p text:style-name="Table_20_Contents"><text:span text:style-name="T35">У</text:span>казатель на найденный файл/каталог</text:p>
          </table:table-cell>
        </table:table-row>
        <table:table-row table:style-name="TableLine94803527003104">
          <table:table-cell table:style-name="Таблица14.B2" office:value-type="string">
            <text:p text:style-name="P58">Используемые регистры</text:p>
          </table:table-cell>
          <table:table-cell table:style-name="Таблица14.C2" table:number-columns-spanned="2" office:value-type="string">
            <text:p text:style-name="P58">Все</text:p>
          </table:table-cell>
          <table:covered-table-cell/>
        </table:table-row>
        <table:table-row table:style-name="TableLine94803527004512">
          <table:table-cell table:style-name="Таблица14.B2" table:number-rows-spanned="4" office:value-type="string">
            <text:p text:style-name="P34">Используемая память</text:p>
          </table:table-cell>
          <table:table-cell table:style-name="Таблица14.C2" table:number-columns-spanned="2" office:value-type="string">
            <text:list xml:id="list1516251889" text:style-name="L1">
              <text:list-header>
                <text:p text:style-name="P100">Массив DISKBUF длины $1000</text:p>
              </text:list-header>
            </text:list>
          </table:table-cell>
          <table:covered-table-cell/>
        </table:table-row>
        <table:table-row table:style-name="TableLine94803527005264">
          <table:covered-table-cell/>
          <table:table-cell table:style-name="Таблица14.C2" table:number-columns-spanned="2" office:value-type="string">
            <text:p text:style-name="P22">SYSCELL_FAT_SF_STATUS (byte)</text:p>
          </table:table-cell>
          <table:covered-table-cell/>
        </table:table-row>
        <table:table-row table:style-name="TableLine94803527006544">
          <table:covered-table-cell/>
          <table:table-cell table:style-name="Таблица14.C2" table:number-columns-spanned="2" office:value-type="string">
            <text:p text:style-name="P22">SYSCELL_FAT_SF_LEN (uint32_t)</text:p>
          </table:table-cell>
          <table:covered-table-cell/>
        </table:table-row>
        <table:table-row table:style-name="TableLine94803527007824">
          <table:covered-table-cell/>
          <table:table-cell table:style-name="Таблица14.C2" table:number-columns-spanned="2" office:value-type="string">
            <text:p text:style-name="P22"><text:span text:style-name="T6">М</text:span>ассив SYSCELL_FBP11 длины 11</text:p>
          </table:table-cell>
          <table:covered-table-cell/>
        </table:table-row>
        <table:table-row table:style-name="TableLine94803527009024">
          <table:table-cell table:style-name="Таблица14.B2" table:number-rows-spanned="8" office:value-type="string">
            <text:p text:style-name="P58">Используемые функции</text:p>
          </table:table-cell>
          <table:table-cell table:style-name="Таблица14.C2" table:number-columns-spanned="2" office:value-type="string">
            <text:list xml:id="list53461102879778" text:continue-numbering="true" text:style-name="L1">
              <text:list-header>
                <text:p text:style-name="P101">CMP16 (StandartArithmetic)</text:p>
              </text:list-header>
            </text:list>
          </table:table-cell>
          <table:covered-table-cell/>
        </table:table-row>
        <table:table-row table:style-name="TableLine94803527009824">
          <table:covered-table-cell/>
          <table:table-cell table:style-name="Таблица14.C2" table:number-columns-spanned="2" office:value-type="string">
            <text:list xml:id="list53461287422416" text:continue-numbering="true" text:style-name="L1">
              <text:list-header>
                <text:p text:style-name="P101">COPCOUNT (AFS3)</text:p>
              </text:list-header>
            </text:list>
          </table:table-cell>
          <table:covered-table-cell/>
        </table:table-row>
        <table:table-row table:style-name="TableLine94803527011104">
          <table:covered-table-cell/>
          <table:table-cell table:style-name="Таблица14.C2" table:number-columns-spanned="2" office:value-type="string">
            <text:list xml:id="list53460083383262" text:continue-numbering="true" text:style-name="L1">
              <text:list-header>
                <text:p text:style-name="P101">MFILL (AFS3)</text:p>
              </text:list-header>
            </text:list>
          </table:table-cell>
          <table:covered-table-cell/>
        </table:table-row>
        <table:table-row table:style-name="TableLine94803527012448">
          <table:covered-table-cell/>
          <table:table-cell table:style-name="Таблица14.C2" table:number-columns-spanned="2" office:value-type="string">
            <text:list xml:id="list53460058698389" text:continue-numbering="true" text:style-name="L1">
              <text:list-header>
                <text:p text:style-name="P101">STRCMP (AFS3)</text:p>
              </text:list-header>
            </text:list>
          </table:table-cell>
          <table:covered-table-cell/>
        </table:table-row>
        <table:table-row table:style-name="TableLine94803527013792">
          <table:covered-table-cell/>
          <table:table-cell table:style-name="Таблица14.C2" table:number-columns-spanned="2" office:value-type="string">
            <text:list xml:id="list53460566932235" text:continue-numbering="true" text:style-name="L1">
              <text:list-header>
                <text:p text:style-name="P101">DISK_CLUSTER_READ (W25)</text:p>
              </text:list-header>
            </text:list>
          </table:table-cell>
          <table:covered-table-cell/>
        </table:table-row>
        <table:table-row table:style-name="TableLine94803527015136">
          <table:covered-table-cell/>
          <table:table-cell table:style-name="Таблица14.C2" table:number-columns-spanned="2" office:value-type="string">
            <text:list xml:id="list53461454677329" text:continue-numbering="true" text:style-name="L1">
              <text:list-header>
                <text:p text:style-name="P101">FAT_SPR (BFAT, только для FAT_FBP)</text:p>
              </text:list-header>
            </text:list>
          </table:table-cell>
          <table:covered-table-cell/>
        </table:table-row>
        <table:table-row table:style-name="TableLine94803527016480">
          <table:covered-table-cell/>
          <table:table-cell table:style-name="Таблица14.C2" table:number-columns-spanned="2" office:value-type="string">
            <text:list xml:id="list53460741906153" text:continue-numbering="true" text:style-name="L1">
              <text:list-header>
                <text:p text:style-name="P101">FAT_FNC (BFAT)</text:p>
              </text:list-header>
            </text:list>
          </table:table-cell>
          <table:covered-table-cell/>
        </table:table-row>
        <table:table-row table:style-name="TableLine94803527017824">
          <table:covered-table-cell/>
          <table:table-cell table:style-name="Таблица14.C2" table:number-columns-spanned="2" office:value-type="string">
            <text:list xml:id="list53461339874434" text:continue-numbering="true" text:style-name="L1">
              <text:list-header>
                <text:p text:style-name="P101">FAT_FBN (BFAT)</text:p>
              </text:list-header>
            </text:list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Arundina Sans" svg:font-family="'Arundina Sans'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049cm" fo:margin-bottom="0.049cm" loext:contextual-spacing="false" fo:line-height="115%" fo:text-indent="0.75cm" style:auto-text-indent="false" style:page-number="auto"/>
      <style:text-properties style:font-name="Arundina Sans" fo:font-family="'Arundina Sans'" style:font-style-name="Обычный" style:font-family-generic="swiss" style:font-pitch="variable" fo:font-size="10pt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Liberation Mono" fo:font-family="'Liberation Mono'" style:font-style-name="Жирный" style:font-family-generic="modern" style:font-pitch="fixed" fo:font-size="90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Обычный" style:font-family-generic="swiss" style:font-pitch="variable"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7cm" fo:margin-bottom="0cm" loext:contextual-spacing="false"/>
      <style:text-properties style:font-name="Liberation Mono" fo:font-family="'Liberation Mono'" style:font-style-name="Жирный" style:font-family-generic="modern" style:font-pitch="fixed" fo:font-size="90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4T23:21:11.071492567</meta:creation-date>
    <dc:date>2024-08-26T05:34:59.205678636</dc:date>
    <meta:editing-duration>PT9H46M51S</meta:editing-duration>
    <meta:editing-cycles>89</meta:editing-cycles>
    <meta:generator>LibreOffice/6.4.7.2$Linux_X86_64 LibreOffice_project/40$Build-2</meta:generator>
    <meta:document-statistic meta:table-count="22" meta:image-count="1" meta:object-count="0" meta:page-count="14" meta:paragraph-count="502" meta:word-count="1496" meta:character-count="11287" meta:non-whitespace-character-count="10283"/>
  </office:meta>
</office:document-meta>
</file>